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3.3cm" fo:margin-left="0cm" fo:margin-top="0cm" fo:margin-bottom="0cm" table:align="left"/>
    </style:style>
    <style:style style:name="Tabla1.A" style:family="table-column">
      <style:table-column-properties style:column-width="0.422cm"/>
    </style:style>
    <style:style style:name="Tabla1.B" style:family="table-column">
      <style:table-column-properties style:column-width="1.799cm"/>
    </style:style>
    <style:style style:name="Tabla1.C" style:family="table-column">
      <style:table-column-properties style:column-width="8.396cm"/>
    </style:style>
    <style:style style:name="Tabla1.D" style:family="table-column">
      <style:table-column-properties style:column-width="2.683cm"/>
    </style:style>
    <style:style style:name="Tabla1.1" style:family="table-row">
      <style:table-row-properties style:min-row-height="0.466cm" fo:keep-together="auto"/>
    </style:style>
    <style:style style:name="Tabla1.A1" style:family="table-cell">
      <style:table-cell-properties style:vertical-align="bottom" fo:padding="0cm" fo:border="none"/>
    </style:style>
    <style:style style:name="Tabla1.3" style:family="table-row">
      <style:table-row-properties style:min-row-height="0.457cm" fo:keep-together="auto"/>
    </style:style>
    <style:style style:name="Tabla1.15" style:family="table-row">
      <style:table-row-properties style:min-row-height="0.448cm" fo:keep-together="auto"/>
    </style:style>
    <style:style style:name="Tabla1.39" style:family="table-row">
      <style:table-row-properties style:min-row-height="0.519cm" fo:keep-together="auto"/>
    </style:style>
    <style:style style:name="Tabla2" style:family="table">
      <style:table-properties style:width="15.275cm" fo:margin-left="0cm" fo:margin-top="0cm" fo:margin-bottom="0cm" table:align="left"/>
    </style:style>
    <style:style style:name="Tabla2.A" style:family="table-column">
      <style:table-column-properties style:column-width="2.574cm"/>
    </style:style>
    <style:style style:name="Tabla2.B" style:family="table-column">
      <style:table-column-properties style:column-width="2.115cm"/>
    </style:style>
    <style:style style:name="Tabla2.C" style:family="table-column">
      <style:table-column-properties style:column-width="1.905cm"/>
    </style:style>
    <style:style style:name="Tabla2.D" style:family="table-column">
      <style:table-column-properties style:column-width="7.019cm"/>
    </style:style>
    <style:style style:name="Tabla2.E" style:family="table-column">
      <style:table-column-properties style:column-width="1.663cm"/>
    </style:style>
    <style:style style:name="Tabla2.1" style:family="table-row">
      <style:table-row-properties style:min-row-height="0.587cm" fo:keep-together="auto"/>
    </style:style>
    <style:style style:name="Tabla2.A1" style:family="table-cell">
      <style:table-cell-properties style:vertical-align="bottom" fo:padding="0cm" fo:border-left="1pt solid #000001" fo:border-right="1pt solid #000001" fo:border-top="1pt solid #000001" fo:border-bottom="none"/>
    </style:style>
    <style:style style:name="Tabla2.B1" style:family="table-cell">
      <style:table-cell-properties style:vertical-align="bottom" fo:padding="0cm" fo:border-left="none" fo:border-right="1pt solid #000001" fo:border-top="1pt solid #000001" fo:border-bottom="none"/>
    </style:style>
    <style:style style:name="Tabla2.2" style:family="table-row">
      <style:table-row-properties style:min-row-height="0.328cm" fo:keep-together="auto"/>
    </style:style>
    <style:style style:name="Tabla2.A2" style:family="table-cell">
      <style:table-cell-properties style:vertical-align="bottom" fo:padding="0cm" fo:border-left="1pt solid #000001" fo:border-right="1pt solid #000001" fo:border-top="none" fo:border-bottom="1pt solid #000001"/>
    </style:style>
    <style:style style:name="Tabla2.B2" style:family="table-cell">
      <style:table-cell-properties style:vertical-align="bottom" fo:padding="0cm" fo:border-left="none" fo:border-right="1pt solid #000001" fo:border-top="none" fo:border-bottom="1pt solid #000001"/>
    </style:style>
    <style:style style:name="Tabla2.3" style:family="table-row">
      <style:table-row-properties style:min-row-height="0.543cm" fo:keep-together="auto"/>
    </style:style>
    <style:style style:name="Tabla2.A3" style:family="table-cell">
      <style:table-cell-properties style:vertical-align="bottom" fo:padding="0cm" fo:border-left="1pt solid #000001" fo:border-right="1pt solid #000001" fo:border-top="none" fo:border-bottom="none"/>
    </style:style>
    <style:style style:name="Tabla2.B3" style:family="table-cell">
      <style:table-cell-properties style:vertical-align="bottom" fo:padding="0cm" fo:border-left="none" fo:border-right="1pt solid #000001" fo:border-top="none" fo:border-bottom="none"/>
    </style:style>
    <style:style style:name="Tabla2.4" style:family="table-row">
      <style:table-row-properties style:min-row-height="0.335cm" fo:keep-together="auto"/>
    </style:style>
    <style:style style:name="Tabla2.6" style:family="table-row">
      <style:table-row-properties style:min-row-height="0.344cm" fo:keep-together="auto"/>
    </style:style>
    <style:style style:name="Tabla2.7" style:family="table-row">
      <style:table-row-properties style:min-row-height="0.878cm" fo:keep-together="auto"/>
    </style:style>
    <style:style style:name="Tabla2.9" style:family="table-row">
      <style:table-row-properties style:min-row-height="0.887cm" fo:keep-together="auto"/>
    </style:style>
    <style:style style:name="UserStory-C4" style:family="table">
      <style:table-properties style:width="14.111cm" table:align="margins"/>
    </style:style>
    <style:style style:name="UserStory-C4.A" style:family="table-column">
      <style:table-column-properties style:column-width="5.013cm" style:rel-column-width="2842*"/>
    </style:style>
    <style:style style:name="UserStory-C4.B" style:family="table-column">
      <style:table-column-properties style:column-width="9.098cm" style:rel-column-width="5158*"/>
    </style:style>
    <style:style style:name="UserStory-C4.A1" style:family="table-cell" style:data-style-name="N20100">
      <style:table-cell-properties style:vertical-align="" fo:background-color="#000000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UserStory-C4.B1" style:family="table-cell" style:data-style-name="N20100">
      <style:table-cell-properties style:vertical-align="" fo:background-color="#000000" fo:padding="0cm" fo:border-left="none" fo:border-right="0.05pt solid #000000" fo:border-top="0.05pt solid #000000" fo:border-bottom="none" style:writing-mode="page">
        <style:background-image/>
      </style:table-cell-properties>
    </style:style>
    <style:style style:name="UserStory-C4.A2" style:family="table-cell" style:data-style-name="N20100">
      <style:table-cell-properties style:vertical-align="" fo:background-color="#000000" fo:padding="0cm" fo:border-left="0.05pt solid #000000" fo:border-right="none" fo:border-top="none" fo:border-bottom="none" style:writing-mode="page">
        <style:background-image/>
      </style:table-cell-properties>
    </style:style>
    <style:style style:name="UserStory-C4.B2" style:family="table-cell" style:data-style-name="N20000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UserStory-C4.A6" style:family="table-cell" style:data-style-name="N20100">
      <style:table-cell-properties style:vertical-align="" fo:background-color="#000000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UserStory-C4.B6" style:family="table-cell" style:data-style-name="N20000">
      <style:table-cell-properties style:vertical-align="" fo:background-color="#ffffff" fo:padding="0cm" fo:border-left="none" fo:border-right="0.05pt solid #000000" fo:border-top="none" fo:border-bottom="0.05pt solid #000000" style:writing-mode="page">
        <style:background-image/>
      </style:table-cell-properties>
    </style:style>
    <style:style style:name="Tabla5" style:family="table">
      <style:table-properties style:width="14.116cm" table:align="margins"/>
    </style:style>
    <style:style style:name="Tabla5.A" style:family="table-column">
      <style:table-column-properties style:column-width="5.015cm" style:rel-column-width="2843*"/>
    </style:style>
    <style:style style:name="Tabla5.B" style:family="table-column">
      <style:table-column-properties style:column-width="9.102cm" style:rel-column-width="5160*"/>
    </style:style>
    <style:style style:name="Tabla5.A1" style:family="table-cell" style:data-style-name="N20100">
      <style:table-cell-properties style:vertical-align="" fo:background-color="#000000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Tabla5.B1" style:family="table-cell" style:data-style-name="N20100">
      <style:table-cell-properties style:vertical-align="" fo:background-color="#000000" fo:padding="0cm" fo:border-left="none" fo:border-right="0.05pt solid #000000" fo:border-top="0.05pt solid #000000" fo:border-bottom="none" style:writing-mode="page">
        <style:background-image/>
      </style:table-cell-properties>
    </style:style>
    <style:style style:name="Tabla5.A2" style:family="table-cell" style:data-style-name="N20100">
      <style:table-cell-properties style:vertical-align="" fo:background-color="#000000" fo:padding="0cm" fo:border-left="0.05pt solid #000000" fo:border-right="none" fo:border-top="none" fo:border-bottom="none" style:writing-mode="page">
        <style:background-image/>
      </style:table-cell-properties>
    </style:style>
    <style:style style:name="Tabla5.B2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la5.B3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la5.B4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la5.B5" style:family="table-cell" style:data-style-name="N20000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la5.A6" style:family="table-cell" style:data-style-name="N20100">
      <style:table-cell-properties style:vertical-align="" fo:background-color="#000000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a5.B6" style:family="table-cell">
      <style:table-cell-properties style:vertical-align="" fo:background-color="#ffffff" fo:padding="0cm" fo:border-left="none" fo:border-right="0.05pt solid #000000" fo:border-top="none" fo:border-bottom="0.05pt solid #000000" style:writing-mode="page">
        <style:background-image/>
      </style:table-cell-properties>
    </style:style>
    <style:style style:name="Tabla6" style:family="table">
      <style:table-properties style:width="14.116cm" table:align="margins"/>
    </style:style>
    <style:style style:name="Tabla6.A" style:family="table-column">
      <style:table-column-properties style:column-width="5.015cm" style:rel-column-width="2835*"/>
    </style:style>
    <style:style style:name="Tabla6.B" style:family="table-column">
      <style:table-column-properties style:column-width="9.102cm" style:rel-column-width="5145*"/>
    </style:style>
    <style:style style:name="Tabla6.A1" style:family="table-cell" style:data-style-name="N20100">
      <style:table-cell-properties style:vertical-align="" fo:background-color="#000000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Tabla6.B1" style:family="table-cell" style:data-style-name="N20100">
      <style:table-cell-properties style:vertical-align="" fo:background-color="#000000" fo:padding="0cm" fo:border-left="none" fo:border-right="0.05pt solid #000000" fo:border-top="0.05pt solid #000000" fo:border-bottom="none" style:writing-mode="page">
        <style:background-image/>
      </style:table-cell-properties>
    </style:style>
    <style:style style:name="Tabla6.A2" style:family="table-cell" style:data-style-name="N20100">
      <style:table-cell-properties style:vertical-align="" fo:background-color="#000000" fo:padding="0cm" fo:border-left="0.05pt solid #000000" fo:border-right="none" fo:border-top="none" fo:border-bottom="none" style:writing-mode="page">
        <style:background-image/>
      </style:table-cell-properties>
    </style:style>
    <style:style style:name="Tabla6.B2" style:family="table-cell" style:data-style-name="N20000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la6.B3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la6.B4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la6.6" style:family="table-row">
      <style:table-row-properties style:min-row-height="0.601cm"/>
    </style:style>
    <style:style style:name="Tabla6.A6" style:family="table-cell" style:data-style-name="N20100">
      <style:table-cell-properties style:vertical-align="" fo:background-color="#000000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a6.B6" style:family="table-cell">
      <style:table-cell-properties style:vertical-align="" fo:background-color="#ffffff" fo:padding="0cm" fo:border-left="none" fo:border-right="0.05pt solid #000000" fo:border-top="none" fo:border-bottom="0.05pt solid #000000" style:writing-mode="page">
        <style:background-image/>
      </style:table-cell-properties>
    </style:style>
    <style:style style:name="Tabla7" style:family="table">
      <style:table-properties style:width="14.116cm" table:align="margins"/>
    </style:style>
    <style:style style:name="Tabla7.A" style:family="table-column">
      <style:table-column-properties style:column-width="5.015cm" style:rel-column-width="2843*"/>
    </style:style>
    <style:style style:name="Tabla7.B" style:family="table-column">
      <style:table-column-properties style:column-width="9.102cm" style:rel-column-width="5160*"/>
    </style:style>
    <style:style style:name="Tabla7.A1" style:family="table-cell" style:data-style-name="N20100">
      <style:table-cell-properties style:vertical-align="" fo:background-color="#000000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Tabla7.B1" style:family="table-cell" style:data-style-name="N20100">
      <style:table-cell-properties style:vertical-align="" fo:background-color="#000000" fo:padding="0cm" fo:border-left="none" fo:border-right="0.05pt solid #000000" fo:border-top="0.05pt solid #000000" fo:border-bottom="none" style:writing-mode="page">
        <style:background-image/>
      </style:table-cell-properties>
    </style:style>
    <style:style style:name="Tabla7.A2" style:family="table-cell" style:data-style-name="N20100">
      <style:table-cell-properties style:vertical-align="" fo:background-color="#000000" fo:padding="0cm" fo:border-left="0.05pt solid #000000" fo:border-right="none" fo:border-top="none" fo:border-bottom="none" style:writing-mode="page">
        <style:background-image/>
      </style:table-cell-properties>
    </style:style>
    <style:style style:name="Tabla7.B2" style:family="table-cell" style:data-style-name="N20000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la7.B3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la7.B4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la7.A6" style:family="table-cell" style:data-style-name="N20100">
      <style:table-cell-properties style:vertical-align="" fo:background-color="#000000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a7.B6" style:family="table-cell">
      <style:table-cell-properties style:vertical-align="" fo:background-color="#ffffff" fo:padding="0cm" fo:border-left="none" fo:border-right="0.05pt solid #000000" fo:border-top="none" fo:border-bottom="0.05pt solid #000000" style:writing-mode="page">
        <style:background-image/>
      </style:table-cell-properties>
    </style:style>
    <style:style style:name="Tabla8" style:family="table">
      <style:table-properties style:width="14.116cm" table:align="margins"/>
    </style:style>
    <style:style style:name="Tabla8.A" style:family="table-column">
      <style:table-column-properties style:column-width="5.015cm" style:rel-column-width="2843*"/>
    </style:style>
    <style:style style:name="Tabla8.B" style:family="table-column">
      <style:table-column-properties style:column-width="9.102cm" style:rel-column-width="5160*"/>
    </style:style>
    <style:style style:name="Tabla8.A1" style:family="table-cell" style:data-style-name="N20100">
      <style:table-cell-properties style:vertical-align="" fo:background-color="#000000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Tabla8.B1" style:family="table-cell" style:data-style-name="N20100">
      <style:table-cell-properties style:vertical-align="" fo:background-color="#000000" fo:padding="0cm" fo:border-left="none" fo:border-right="0.05pt solid #000000" fo:border-top="0.05pt solid #000000" fo:border-bottom="none" style:writing-mode="page">
        <style:background-image/>
      </style:table-cell-properties>
    </style:style>
    <style:style style:name="Tabla8.A2" style:family="table-cell" style:data-style-name="N20100">
      <style:table-cell-properties style:vertical-align="" fo:background-color="#000000" fo:padding="0cm" fo:border-left="0.05pt solid #000000" fo:border-right="none" fo:border-top="none" fo:border-bottom="none" style:writing-mode="page">
        <style:background-image/>
      </style:table-cell-properties>
    </style:style>
    <style:style style:name="Tabla8.B2" style:family="table-cell" style:data-style-name="N20000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la8.B3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la8.B4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la8.A6" style:family="table-cell" style:data-style-name="N20100">
      <style:table-cell-properties style:vertical-align="" fo:background-color="#000000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a8.B6" style:family="table-cell">
      <style:table-cell-properties style:vertical-align="" fo:background-color="#ffffff" fo:padding="0cm" fo:border-left="none" fo:border-right="0.05pt solid #000000" fo:border-top="none" fo:border-bottom="0.05pt solid #000000" style:writing-mode="page">
        <style:background-image/>
      </style:table-cell-properties>
    </style:style>
    <style:style style:name="Tabla9" style:family="table">
      <style:table-properties style:width="14.116cm" table:align="margins"/>
    </style:style>
    <style:style style:name="Tabla9.A" style:family="table-column">
      <style:table-column-properties style:column-width="5.015cm" style:rel-column-width="2843*"/>
    </style:style>
    <style:style style:name="Tabla9.B" style:family="table-column">
      <style:table-column-properties style:column-width="9.102cm" style:rel-column-width="5160*"/>
    </style:style>
    <style:style style:name="Tabla9.A1" style:family="table-cell" style:data-style-name="N20100">
      <style:table-cell-properties style:vertical-align="" fo:background-color="#000000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Tabla9.B1" style:family="table-cell" style:data-style-name="N20100">
      <style:table-cell-properties style:vertical-align="" fo:background-color="#000000" fo:padding="0cm" fo:border-left="none" fo:border-right="0.05pt solid #000000" fo:border-top="0.05pt solid #000000" fo:border-bottom="none" style:writing-mode="page">
        <style:background-image/>
      </style:table-cell-properties>
    </style:style>
    <style:style style:name="Tabla9.A2" style:family="table-cell" style:data-style-name="N20100">
      <style:table-cell-properties style:vertical-align="" fo:background-color="#000000" fo:padding="0cm" fo:border-left="0.05pt solid #000000" fo:border-right="none" fo:border-top="none" fo:border-bottom="none" style:writing-mode="page">
        <style:background-image/>
      </style:table-cell-properties>
    </style:style>
    <style:style style:name="Tabla9.B2" style:family="table-cell" style:data-style-name="N20000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la9.B3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la9.B4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la9.A6" style:family="table-cell" style:data-style-name="N20100">
      <style:table-cell-properties style:vertical-align="" fo:background-color="#000000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a9.B6" style:family="table-cell">
      <style:table-cell-properties style:vertical-align="" fo:background-color="#ffffff" fo:padding="0cm" fo:border-left="none" fo:border-right="0.05pt solid #000000" fo:border-top="none" fo:border-bottom="0.05pt solid #000000" style:writing-mode="page">
        <style:background-image/>
      </style:table-cell-properties>
    </style:style>
    <style:style style:name="Tabla10" style:family="table">
      <style:table-properties style:width="14.116cm" table:align="margins"/>
    </style:style>
    <style:style style:name="Tabla10.A" style:family="table-column">
      <style:table-column-properties style:column-width="5.015cm" style:rel-column-width="2843*"/>
    </style:style>
    <style:style style:name="Tabla10.B" style:family="table-column">
      <style:table-column-properties style:column-width="9.102cm" style:rel-column-width="5160*"/>
    </style:style>
    <style:style style:name="Tabla10.A1" style:family="table-cell" style:data-style-name="N20100">
      <style:table-cell-properties style:vertical-align="" fo:background-color="#000000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Tabla10.B1" style:family="table-cell" style:data-style-name="N20100">
      <style:table-cell-properties style:vertical-align="" fo:background-color="#000000" fo:padding="0cm" fo:border-left="none" fo:border-right="0.05pt solid #000000" fo:border-top="0.05pt solid #000000" fo:border-bottom="none" style:writing-mode="page">
        <style:background-image/>
      </style:table-cell-properties>
    </style:style>
    <style:style style:name="Tabla10.A2" style:family="table-cell" style:data-style-name="N20100">
      <style:table-cell-properties style:vertical-align="" fo:background-color="#000000" fo:padding="0cm" fo:border-left="0.05pt solid #000000" fo:border-right="none" fo:border-top="none" fo:border-bottom="none" style:writing-mode="page">
        <style:background-image/>
      </style:table-cell-properties>
    </style:style>
    <style:style style:name="Tabla10.B2" style:family="table-cell" style:data-style-name="N20000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la10.B3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la10.B4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la10.A6" style:family="table-cell" style:data-style-name="N20100">
      <style:table-cell-properties style:vertical-align="" fo:background-color="#000000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a10.B6" style:family="table-cell">
      <style:table-cell-properties style:vertical-align="" fo:background-color="#ffffff" fo:padding="0cm" fo:border-left="none" fo:border-right="0.05pt solid #000000" fo:border-top="none" fo:border-bottom="0.05pt solid #000000" style:writing-mode="page">
        <style:background-image/>
      </style:table-cell-properties>
    </style:style>
    <style:style style:name="Personal" style:family="table">
      <style:table-properties style:width="14.102cm" table:align="left"/>
    </style:style>
    <style:style style:name="Personal.A" style:family="table-column">
      <style:table-column-properties style:column-width="4.313cm"/>
    </style:style>
    <style:style style:name="Personal.B" style:family="table-column">
      <style:table-column-properties style:column-width="9.79cm"/>
    </style:style>
    <style:style style:name="Personal.A1" style:family="table-cell" style:data-style-name="N20100">
      <style:table-cell-properties style:vertical-align="" fo:background-color="#000000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Personal.B1" style:family="table-cell" style:data-style-name="N20100">
      <style:table-cell-properties style:vertical-align="" fo:background-color="#000000" fo:padding="0cm" fo:border-left="none" fo:border-right="0.05pt solid #000000" fo:border-top="0.05pt solid #000000" fo:border-bottom="none" style:writing-mode="page">
        <style:background-image/>
      </style:table-cell-properties>
    </style:style>
    <style:style style:name="Personal.A2" style:family="table-cell" style:data-style-name="N20100">
      <style:table-cell-properties style:vertical-align="" fo:background-color="#000000" fo:padding="0cm" fo:border-left="0.05pt solid #000000" fo:border-right="none" fo:border-top="none" fo:border-bottom="none" style:writing-mode="page">
        <style:background-image/>
      </style:table-cell-properties>
    </style:style>
    <style:style style:name="Personal.B2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Personal.B3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Personal.B4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Personal.A5" style:family="table-cell" style:data-style-name="N20100">
      <style:table-cell-properties style:vertical-align="" fo:background-color="#000000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Personal.B5" style:family="table-cell">
      <style:table-cell-properties style:vertical-align="" fo:background-color="#ffffff" fo:padding="0cm" fo:border-left="none" fo:border-right="0.05pt solid #000000" fo:border-top="none" fo:border-bottom="0.05pt solid #000000" style:writing-mode="page">
        <style:background-image/>
      </style:table-cell-properties>
    </style:style>
    <style:style style:name="Tabla3" style:family="table">
      <style:table-properties style:width="14.102cm" table:align="left"/>
    </style:style>
    <style:style style:name="Tabla3.A" style:family="table-column">
      <style:table-column-properties style:column-width="4.313cm"/>
    </style:style>
    <style:style style:name="Tabla3.B" style:family="table-column">
      <style:table-column-properties style:column-width="9.79cm"/>
    </style:style>
    <style:style style:name="Tabla3.A1" style:family="table-cell" style:data-style-name="N20100">
      <style:table-cell-properties style:vertical-align="" fo:background-color="#000000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Tabla3.B1" style:family="table-cell" style:data-style-name="N20100">
      <style:table-cell-properties style:vertical-align="" fo:background-color="#000000" fo:padding="0cm" fo:border-left="none" fo:border-right="0.05pt solid #000000" fo:border-top="0.05pt solid #000000" fo:border-bottom="none" style:writing-mode="page">
        <style:background-image/>
      </style:table-cell-properties>
    </style:style>
    <style:style style:name="Tabla3.A2" style:family="table-cell" style:data-style-name="N20100">
      <style:table-cell-properties style:vertical-align="" fo:background-color="#000000" fo:padding="0cm" fo:border-left="0.05pt solid #000000" fo:border-right="none" fo:border-top="none" fo:border-bottom="none" style:writing-mode="page">
        <style:background-image/>
      </style:table-cell-properties>
    </style:style>
    <style:style style:name="Tabla3.B2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la3.B3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la3.B4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la3.A5" style:family="table-cell" style:data-style-name="N20100">
      <style:table-cell-properties style:vertical-align="" fo:background-color="#000000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a3.B5" style:family="table-cell">
      <style:table-cell-properties style:vertical-align="" fo:background-color="#ffffff" fo:padding="0cm" fo:border-left="none" fo:border-right="0.05pt solid #000000" fo:border-top="none" fo:border-bottom="0.05pt solid #000000" style:writing-mode="page">
        <style:background-image/>
      </style:table-cell-properties>
    </style:style>
    <style:style style:name="Tabla11" style:family="table">
      <style:table-properties style:width="14.102cm" table:align="left"/>
    </style:style>
    <style:style style:name="Tabla11.A" style:family="table-column">
      <style:table-column-properties style:column-width="4.313cm"/>
    </style:style>
    <style:style style:name="Tabla11.B" style:family="table-column">
      <style:table-column-properties style:column-width="9.79cm"/>
    </style:style>
    <style:style style:name="Tabla11.A1" style:family="table-cell" style:data-style-name="N20100">
      <style:table-cell-properties style:vertical-align="" fo:background-color="#000000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Tabla11.B1" style:family="table-cell" style:data-style-name="N20100">
      <style:table-cell-properties style:vertical-align="" fo:background-color="#000000" fo:padding="0cm" fo:border-left="none" fo:border-right="0.05pt solid #000000" fo:border-top="0.05pt solid #000000" fo:border-bottom="none" style:writing-mode="page">
        <style:background-image/>
      </style:table-cell-properties>
    </style:style>
    <style:style style:name="Tabla11.A2" style:family="table-cell" style:data-style-name="N20100">
      <style:table-cell-properties style:vertical-align="" fo:background-color="#000000" fo:padding="0cm" fo:border-left="0.05pt solid #000000" fo:border-right="none" fo:border-top="none" fo:border-bottom="none" style:writing-mode="page">
        <style:background-image/>
      </style:table-cell-properties>
    </style:style>
    <style:style style:name="Tabla11.B2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la11.B3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la11.B4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la11.A5" style:family="table-cell" style:data-style-name="N20100">
      <style:table-cell-properties style:vertical-align="" fo:background-color="#000000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a11.B5" style:family="table-cell">
      <style:table-cell-properties style:vertical-align="" fo:background-color="#ffffff" fo:padding="0cm" fo:border-left="none" fo:border-right="0.05pt solid #000000" fo:border-top="none" fo:border-bottom="0.05pt solid #000000" style:writing-mode="page">
        <style:background-image/>
      </style:table-cell-properties>
    </style:style>
    <style:style style:name="Tabla12" style:family="table">
      <style:table-properties style:width="14.102cm" table:align="left"/>
    </style:style>
    <style:style style:name="Tabla12.A" style:family="table-column">
      <style:table-column-properties style:column-width="4.313cm"/>
    </style:style>
    <style:style style:name="Tabla12.B" style:family="table-column">
      <style:table-column-properties style:column-width="9.79cm"/>
    </style:style>
    <style:style style:name="Tabla12.A1" style:family="table-cell" style:data-style-name="N20100">
      <style:table-cell-properties style:vertical-align="" fo:background-color="#000000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Tabla12.B1" style:family="table-cell" style:data-style-name="N20100">
      <style:table-cell-properties style:vertical-align="" fo:background-color="#000000" fo:padding="0cm" fo:border-left="none" fo:border-right="0.05pt solid #000000" fo:border-top="0.05pt solid #000000" fo:border-bottom="none" style:writing-mode="page">
        <style:background-image/>
      </style:table-cell-properties>
    </style:style>
    <style:style style:name="Tabla12.A2" style:family="table-cell" style:data-style-name="N20100">
      <style:table-cell-properties style:vertical-align="" fo:background-color="#000000" fo:padding="0cm" fo:border-left="0.05pt solid #000000" fo:border-right="none" fo:border-top="none" fo:border-bottom="none" style:writing-mode="page">
        <style:background-image/>
      </style:table-cell-properties>
    </style:style>
    <style:style style:name="Tabla12.B2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la12.B3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la12.B4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la12.A5" style:family="table-cell" style:data-style-name="N20100">
      <style:table-cell-properties style:vertical-align="" fo:background-color="#000000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a12.B5" style:family="table-cell">
      <style:table-cell-properties style:vertical-align="" fo:background-color="#ffffff" fo:padding="0cm" fo:border-left="none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0.353cm"/>
    </style:style>
    <style:style style:name="P2" style:family="paragraph" style:parent-style-name="Standard">
      <style:paragraph-properties fo:line-height="0.534cm"/>
    </style:style>
    <style:style style:name="P3" style:family="paragraph" style:parent-style-name="Standard">
      <style:paragraph-properties fo:line-height="0.501cm"/>
    </style:style>
    <style:style style:name="P4" style:family="paragraph" style:parent-style-name="Standard">
      <style:paragraph-properties fo:line-height="0.42cm"/>
    </style:style>
    <style:style style:name="P5" style:family="paragraph" style:parent-style-name="Standard">
      <style:paragraph-properties fo:line-height="0.217cm"/>
    </style:style>
    <style:style style:name="P6" style:family="paragraph" style:parent-style-name="Standard">
      <style:paragraph-properties fo:line-height="0.231cm"/>
    </style:style>
    <style:style style:name="P7" style:family="paragraph" style:parent-style-name="Standard">
      <style:paragraph-properties fo:line-height="0.522cm"/>
    </style:style>
    <style:style style:name="P8" style:family="paragraph" style:parent-style-name="Standard">
      <style:paragraph-properties fo:line-height="0.353cm"/>
      <style:text-properties style:font-name="Times New Roman"/>
    </style:style>
    <style:style style:name="P9" style:family="paragraph" style:parent-style-name="Standard">
      <style:paragraph-properties fo:line-height="0.674cm"/>
      <style:text-properties style:font-name="Times New Roman"/>
    </style:style>
    <style:style style:name="P10" style:family="paragraph" style:parent-style-name="Standard">
      <style:text-properties style:font-name="Times New Roman" fo:font-size="11pt" style:font-size-asian="11pt"/>
    </style:style>
    <style:style style:name="P11" style:family="paragraph" style:parent-style-name="Standard">
      <style:text-properties style:font-name="Times New Roman" fo:font-size="12pt" style:font-size-asian="12pt"/>
    </style:style>
    <style:style style:name="P12" style:family="paragraph" style:parent-style-name="Standard">
      <style:paragraph-properties fo:line-height="0.33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0.37cm"/>
      <style:text-properties style:font-name="Times New Roman"/>
    </style:style>
    <style:style style:name="P14" style:family="paragraph" style:parent-style-name="Standard">
      <style:paragraph-properties fo:line-height="0.556cm"/>
      <style:text-properties style:font-name="Times New Roman"/>
    </style:style>
    <style:style style:name="P15" style:family="paragraph" style:parent-style-name="Standard">
      <style:text-properties style:font-name="Times New Roman" fo:font-size="8pt" style:font-size-asian="8pt"/>
    </style:style>
    <style:style style:name="P16" style:family="paragraph" style:parent-style-name="Standard">
      <style:paragraph-properties fo:line-height="0.577cm"/>
      <style:text-properties style:font-name="Times New Roman"/>
    </style:style>
    <style:style style:name="P17" style:family="paragraph" style:parent-style-name="Standard">
      <style:paragraph-properties fo:line-height="0.099cm"/>
      <style:text-properties style:font-name="Times New Roman"/>
    </style:style>
    <style:style style:name="P18" style:family="paragraph" style:parent-style-name="Standard">
      <style:paragraph-properties fo:line-height="0.386cm"/>
      <style:text-properties style:font-name="Times New Roman"/>
    </style:style>
    <style:style style:name="P19" style:family="paragraph" style:parent-style-name="Standard">
      <style:paragraph-properties fo:line-height="0.603cm"/>
      <style:text-properties style:font-name="Times New Roman"/>
    </style:style>
    <style:style style:name="P20" style:family="paragraph" style:parent-style-name="Standard">
      <style:paragraph-properties fo:line-height="0.356cm"/>
      <style:text-properties style:font-name="Times New Roman"/>
    </style:style>
    <style:style style:name="P21" style:family="paragraph" style:parent-style-name="Standard">
      <style:paragraph-properties fo:line-height="0.489cm"/>
      <style:text-properties style:font-name="Times New Roman"/>
    </style:style>
    <style:style style:name="P22" style:family="paragraph" style:parent-style-name="Standard">
      <style:paragraph-properties fo:line-height="0.004cm"/>
      <style:text-properties style:font-name="Times New Roman"/>
    </style:style>
    <style:style style:name="P23" style:family="paragraph" style:parent-style-name="Standard">
      <style:paragraph-properties fo:line-height="0.053cm"/>
      <style:text-properties style:font-name="Times New Roman"/>
    </style:style>
    <style:style style:name="P24" style:family="paragraph" style:parent-style-name="Standard">
      <style:paragraph-properties fo:line-height="0.326cm"/>
      <style:text-properties style:font-name="Times New Roman"/>
    </style:style>
    <style:style style:name="P25" style:family="paragraph" style:parent-style-name="Standard">
      <style:paragraph-properties fo:line-height="0.473cm"/>
      <style:text-properties style:font-name="Times New Roman"/>
    </style:style>
    <style:style style:name="P26" style:family="paragraph" style:parent-style-name="Standard">
      <style:paragraph-properties fo:line-height="0.051cm"/>
      <style:text-properties style:font-name="Times New Roman"/>
    </style:style>
    <style:style style:name="P27" style:family="paragraph" style:parent-style-name="Standard">
      <style:paragraph-properties fo:line-height="0.415cm"/>
      <style:text-properties style:font-name="Times New Roman"/>
    </style:style>
    <style:style style:name="P28" style:family="paragraph" style:parent-style-name="Standard">
      <style:paragraph-properties fo:line-height="0.482cm"/>
      <style:text-properties style:font-name="Times New Roman"/>
    </style:style>
    <style:style style:name="P29" style:family="paragraph" style:parent-style-name="Standard">
      <style:paragraph-properties fo:line-height="0.381cm"/>
      <style:text-properties style:font-name="Times New Roman"/>
    </style:style>
    <style:style style:name="P30" style:family="paragraph" style:parent-style-name="Standard">
      <style:paragraph-properties fo:line-height="0.33cm"/>
      <style:text-properties style:font-name="Times New Roman"/>
    </style:style>
    <style:style style:name="P31" style:family="paragraph" style:parent-style-name="Standard">
      <style:paragraph-properties fo:line-height="0.349cm"/>
      <style:text-properties style:font-name="Times New Roman"/>
    </style:style>
    <style:style style:name="P32" style:family="paragraph" style:parent-style-name="Standard">
      <style:paragraph-properties fo:line-height="0.337cm"/>
      <style:text-properties style:font-name="Times New Roman"/>
    </style:style>
    <style:style style:name="P33" style:family="paragraph" style:parent-style-name="Standard">
      <style:paragraph-properties fo:line-height="0.448cm"/>
      <style:text-properties style:font-name="Times New Roman"/>
    </style:style>
    <style:style style:name="P34" style:family="paragraph" style:parent-style-name="Standard">
      <style:paragraph-properties fo:line-height="0.48cm"/>
      <style:text-properties style:font-name="Times New Roman"/>
    </style:style>
    <style:style style:name="P35" style:family="paragraph" style:parent-style-name="Standard">
      <style:paragraph-properties fo:line-height="0.69cm"/>
      <style:text-properties style:font-name="Times New Roman"/>
    </style:style>
    <style:style style:name="P36" style:family="paragraph" style:parent-style-name="Standard">
      <style:paragraph-properties fo:line-height="0.245cm"/>
      <style:text-properties style:font-name="Times New Roman"/>
    </style:style>
    <style:style style:name="P37" style:family="paragraph" style:parent-style-name="Standard">
      <style:paragraph-properties fo:line-height="0.363cm"/>
      <style:text-properties style:font-name="Times New Roman"/>
    </style:style>
    <style:style style:name="P38" style:family="paragraph" style:parent-style-name="Standard">
      <style:paragraph-properties fo:line-height="0.369cm"/>
      <style:text-properties style:font-name="Times New Roman"/>
    </style:style>
    <style:style style:name="P39" style:family="paragraph" style:parent-style-name="Standard">
      <style:paragraph-properties fo:line-height="0.683cm"/>
      <style:text-properties style:font-name="Times New Roman"/>
    </style:style>
    <style:style style:name="P40" style:family="paragraph" style:parent-style-name="Standard">
      <style:paragraph-properties fo:line-height="0.374cm"/>
      <style:text-properties style:font-name="Times New Roman"/>
    </style:style>
    <style:style style:name="P41" style:family="paragraph" style:parent-style-name="Standard">
      <style:paragraph-properties fo:line-height="0.422cm"/>
      <style:text-properties style:font-name="Times New Roman"/>
    </style:style>
    <style:style style:name="P42" style:family="paragraph" style:parent-style-name="Standard">
      <style:paragraph-properties fo:line-height="0.413cm"/>
      <style:text-properties style:font-name="Times New Roman"/>
    </style:style>
    <style:style style:name="P43" style:family="paragraph" style:parent-style-name="Standard">
      <style:paragraph-properties fo:line-height="0.57cm"/>
      <style:text-properties style:font-name="Times New Roman"/>
    </style:style>
    <style:style style:name="P44" style:family="paragraph" style:parent-style-name="Standard">
      <style:paragraph-properties fo:line-height="0.33cm"/>
      <style:text-properties style:font-name="Times New Roman" fo:font-weight="bold" style:font-weight-asian="bold" style:font-weight-complex="bold"/>
    </style:style>
    <style:style style:name="P45" style:family="paragraph" style:parent-style-name="Standard">
      <style:paragraph-properties fo:line-height="0.48cm"/>
      <style:text-properties style:font-name="Times New Roman" fo:font-weight="bold" style:font-weight-asian="bold" style:font-weight-complex="bold"/>
    </style:style>
    <style:style style:name="P46" style:family="paragraph" style:parent-style-name="Standard">
      <style:paragraph-properties fo:line-height="0.489cm"/>
      <style:text-properties style:font-name="Times New Roman" officeooo:rsid="0031e428" officeooo:paragraph-rsid="0031e428"/>
    </style:style>
    <style:style style:name="P47" style:family="paragraph" style:parent-style-name="Standard">
      <style:paragraph-properties fo:line-height="0.522cm"/>
      <style:text-properties style:font-name="Arial1" fo:font-size="17pt" fo:font-weight="bold" style:font-size-asian="17pt" style:font-weight-asian="bold"/>
    </style:style>
    <style:style style:name="P48" style:family="paragraph" style:parent-style-name="Standard">
      <style:paragraph-properties fo:line-height="0.353cm"/>
      <style:text-properties style:font-name="Arial1" fo:font-size="17pt" fo:font-weight="bold" style:font-size-asian="17pt" style:font-weight-asian="bold"/>
    </style:style>
    <style:style style:name="P49" style:family="paragraph" style:parent-style-name="Standard">
      <style:paragraph-properties fo:line-height="0.434cm"/>
      <style:text-properties style:font-name="Arial1" fo:font-size="17pt" fo:font-weight="bold" style:font-size-asian="17pt" style:font-weight-asian="bold"/>
    </style:style>
    <style:style style:name="P50" style:family="paragraph" style:parent-style-name="Standard">
      <style:paragraph-properties fo:line-height="0.004cm"/>
      <style:text-properties style:font-name="Arial1" fo:font-size="17pt" fo:font-weight="bold" style:font-size-asian="17pt" style:font-weight-asian="bold"/>
    </style:style>
    <style:style style:name="P51" style:family="paragraph" style:parent-style-name="Standard">
      <style:paragraph-properties fo:line-height="0.513cm"/>
      <style:text-properties style:font-name="Arial1" fo:font-size="17pt" fo:font-weight="bold" style:font-size-asian="17pt" style:font-weight-asian="bold"/>
    </style:style>
    <style:style style:name="P52" style:family="paragraph" style:parent-style-name="Standard">
      <style:paragraph-properties fo:line-height="0.464cm" fo:text-align="end" style:justify-single-word="false"/>
      <style:text-properties style:font-name="Arial1" fo:font-size="11.5pt" style:font-size-asian="11.5pt" style:text-scale="72%"/>
    </style:style>
    <style:style style:name="P53" style:family="paragraph" style:parent-style-name="Standard">
      <style:paragraph-properties fo:line-height="0.457cm" fo:text-align="end" style:justify-single-word="false"/>
      <style:text-properties style:font-name="Arial1" fo:font-size="11.5pt" style:font-size-asian="11.5pt" style:text-scale="72%"/>
    </style:style>
    <style:style style:name="P54" style:family="paragraph" style:parent-style-name="Standard">
      <style:paragraph-properties fo:text-align="center" style:justify-single-word="false"/>
      <style:text-properties style:font-name="Arial1" fo:font-size="11.5pt" fo:font-weight="bold" style:font-size-asian="11.5pt" style:font-weight-asian="bold" style:text-scale="89%"/>
    </style:style>
    <style:style style:name="P55" style:family="paragraph" style:parent-style-name="Standard">
      <style:paragraph-properties fo:text-align="center" style:justify-single-word="false"/>
      <style:text-properties style:font-name="Arial1" fo:font-size="12pt" fo:font-weight="bold" style:font-size-asian="12pt" style:font-weight-asian="bold" style:text-scale="90%"/>
    </style:style>
    <style:style style:name="P56" style:family="paragraph" style:parent-style-name="Standard">
      <style:paragraph-properties fo:text-align="center" style:justify-single-word="false"/>
      <style:text-properties style:font-name="Arial1" fo:font-size="12pt" style:font-size-asian="12pt" style:text-scale="94%"/>
    </style:style>
    <style:style style:name="P57" style:family="paragraph" style:parent-style-name="Standard">
      <style:paragraph-properties fo:text-align="center" style:justify-single-word="false"/>
      <style:text-properties style:font-name="Arial1" fo:font-size="12pt" officeooo:rsid="002182ab" officeooo:paragraph-rsid="002182ab" style:font-size-asian="12pt" style:text-scale="89%"/>
    </style:style>
    <style:style style:name="P58" style:family="paragraph" style:parent-style-name="Standard">
      <style:text-properties officeooo:paragraph-rsid="001f64f1"/>
    </style:style>
    <style:style style:name="P59" style:family="paragraph" style:parent-style-name="Standard">
      <style:paragraph-properties fo:margin-left="3.21cm" fo:margin-right="0cm" fo:line-height="105%" fo:text-align="end" style:justify-single-word="false" fo:text-indent="0cm" style:auto-text-indent="false"/>
      <style:text-properties officeooo:paragraph-rsid="001cb709"/>
    </style:style>
    <style:style style:name="P60" style:family="paragraph" style:parent-style-name="Standard">
      <style:paragraph-properties fo:margin-left="3.21cm" fo:margin-right="0cm" fo:line-height="105%" fo:text-align="end" style:justify-single-word="false" fo:text-indent="0cm" style:auto-text-indent="false"/>
      <style:text-properties style:font-name="Arial1" fo:font-size="13pt" officeooo:paragraph-rsid="001cb709" style:font-size-asian="13pt"/>
    </style:style>
    <style:style style:name="P61" style:family="paragraph" style:parent-style-name="Standard">
      <style:paragraph-properties fo:margin-left="3.21cm" fo:margin-right="0cm" fo:text-align="start" style:justify-single-word="false" fo:text-indent="0cm" style:auto-text-indent="false"/>
      <style:text-properties style:font-name="Arial1" fo:font-size="11.5pt" style:font-size-asian="11.5pt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officeooo:paragraph-rsid="001c3c8e"/>
    </style:style>
    <style:style style:name="P64" style:family="paragraph" style:parent-style-name="Standard">
      <style:paragraph-properties fo:margin-left="0cm" fo:margin-right="0cm" fo:line-height="99%" fo:text-align="start" style:justify-single-word="false" fo:text-indent="0cm" style:auto-text-indent="false"/>
    </style:style>
    <style:style style:name="P65" style:family="paragraph" style:parent-style-name="Standard">
      <style:paragraph-properties fo:margin-left="0cm" fo:margin-right="0cm" fo:line-height="98%" fo:text-align="start" style:justify-single-word="false" fo:text-indent="0cm" style:auto-text-indent="false"/>
    </style:style>
    <style:style style:name="P66" style:family="paragraph" style:parent-style-name="Standard">
      <style:paragraph-properties fo:margin-left="0cm" fo:margin-right="0cm" fo:line-height="110%" fo:text-align="justify" style:justify-single-word="false" fo:text-indent="0cm" style:auto-text-indent="false"/>
    </style:style>
    <style:style style:name="P67" style:family="paragraph" style:parent-style-name="Standard">
      <style:paragraph-properties fo:margin-left="0cm" fo:margin-right="0cm" fo:line-height="112%" fo:text-align="justify" style:justify-single-word="false" fo:text-indent="0cm" style:auto-text-indent="false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5pt" fo:font-weight="bold" style:font-size-asian="15pt" style:font-weight-asian="bold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5pt" fo:font-weight="normal" officeooo:paragraph-rsid="001f64f1" style:font-size-asian="15pt" style:font-weight-asian="normal" style:font-weight-complex="normal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0.5pt" style:font-size-asian="10.5pt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7pt" fo:font-weight="bold" style:font-size-asian="17pt" style:font-weight-asian="bold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1.5pt" style:font-size-asian="11.5pt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9.5pt" style:font-size-asian="9.5pt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280c17" officeooo:paragraph-rsid="00280c17" style:font-weight-asian="bold" style:font-weight-complex="bold"/>
    </style:style>
    <style:style style:name="P75" style:family="paragraph" style:parent-style-name="Standard">
      <style:paragraph-properties fo:margin-left="0cm" fo:margin-right="0.035cm" fo:line-height="102%" fo:text-align="justify" style:justify-single-word="false" fo:text-indent="0cm" style:auto-text-indent="false"/>
    </style:style>
    <style:style style:name="P76" style:family="paragraph" style:parent-style-name="Standard">
      <style:paragraph-properties fo:margin-left="0cm" fo:margin-right="0.035cm" fo:line-height="104%" fo:text-align="justify" style:justify-single-word="false" fo:text-indent="0cm" style:auto-text-indent="false"/>
    </style:style>
    <style:style style:name="P77" style:family="paragraph" style:parent-style-name="Standard">
      <style:paragraph-properties fo:margin-left="0cm" fo:margin-right="0.035cm" fo:line-height="112%" fo:text-align="justify" style:justify-single-word="false" fo:text-indent="0cm" style:auto-text-indent="false"/>
    </style:style>
    <style:style style:name="P78" style:family="paragraph" style:parent-style-name="Standard">
      <style:paragraph-properties fo:margin-left="0cm" fo:margin-right="0.035cm" fo:line-height="108%" fo:text-align="justify" style:justify-single-word="false" fo:text-indent="0cm" style:auto-text-indent="false"/>
    </style:style>
    <style:style style:name="P79" style:family="paragraph" style:parent-style-name="Standard">
      <style:paragraph-properties fo:margin-left="0cm" fo:margin-right="0.035cm" fo:line-height="110%" fo:text-align="justify" style:justify-single-word="false" fo:text-indent="0cm" style:auto-text-indent="false"/>
    </style:style>
    <style:style style:name="P80" style:family="paragraph" style:parent-style-name="Standard">
      <style:paragraph-properties fo:margin-left="0.005cm" fo:margin-right="0cm" fo:text-align="start" style:justify-single-word="false" fo:text-indent="0cm" style:auto-text-indent="false"/>
      <style:text-properties style:font-name="Arial1" fo:font-size="17pt" fo:font-weight="bold" style:font-size-asian="17pt" style:font-weight-asian="bold"/>
    </style:style>
    <style:style style:name="P81" style:family="paragraph" style:parent-style-name="Standard">
      <style:paragraph-properties fo:margin-left="0.005cm" fo:margin-right="0cm" fo:line-height="129%" fo:text-align="start" style:justify-single-word="false" fo:text-indent="0cm" style:auto-text-indent="false"/>
      <style:text-properties style:font-name="Arial1" fo:font-size="10.5pt" style:font-size-asian="10.5pt"/>
    </style:style>
    <style:style style:name="P82" style:family="paragraph" style:parent-style-name="Standard">
      <style:paragraph-properties fo:margin-left="0.005cm" fo:margin-right="0cm" fo:text-align="start" style:justify-single-word="false" fo:text-indent="0cm" style:auto-text-indent="false"/>
      <style:text-properties style:font-name="Arial1" fo:font-size="11.5pt" style:font-size-asian="11.5pt"/>
    </style:style>
    <style:style style:name="P83" style:family="paragraph" style:parent-style-name="Standard">
      <style:paragraph-properties fo:margin-left="0.005cm" fo:margin-right="0cm" fo:line-height="100%" fo:text-align="justify" style:justify-single-word="false" fo:text-indent="0cm" style:auto-text-indent="false"/>
      <style:text-properties style:font-name="Arial1" fo:font-size="11.5pt" style:font-size-asian="11.5pt"/>
    </style:style>
    <style:style style:name="P84" style:family="paragraph" style:parent-style-name="Standard">
      <style:paragraph-properties fo:margin-left="0.005cm" fo:margin-right="0cm" fo:line-height="101%" fo:text-align="justify" style:justify-single-word="false" fo:text-indent="0cm" style:auto-text-indent="false"/>
      <style:text-properties style:font-name="Arial1" fo:font-size="11.5pt" style:font-size-asian="11.5pt"/>
    </style:style>
    <style:style style:name="P85" style:family="paragraph" style:parent-style-name="Standard">
      <style:paragraph-properties fo:margin-left="0.005cm" fo:margin-right="0cm" fo:text-align="start" style:justify-single-word="false" fo:text-indent="0cm" style:auto-text-indent="false"/>
      <style:text-properties style:font-name="Arial1" fo:font-size="11.5pt" style:text-underline-style="solid" style:text-underline-width="auto" style:text-underline-color="font-color" style:font-size-asian="11.5pt"/>
    </style:style>
    <style:style style:name="P86" style:family="paragraph" style:parent-style-name="Standard">
      <style:paragraph-properties fo:margin-left="0cm" fo:margin-right="1.235cm" fo:line-height="146%" fo:text-align="start" style:justify-single-word="false" fo:text-indent="1.448cm" style:auto-text-indent="false"/>
      <style:text-properties style:font-name="Arial1" fo:font-size="29.5pt" style:text-underline-style="solid" style:text-underline-width="auto" style:text-underline-color="font-color" fo:font-weight="bold" style:font-size-asian="29.5pt" style:font-weight-asian="bold"/>
    </style:style>
    <style:style style:name="P87" style:family="paragraph" style:parent-style-name="Standard">
      <style:paragraph-properties fo:margin-left="3.316cm" fo:margin-right="0cm" fo:text-align="start" style:justify-single-word="false" fo:text-indent="0cm" style:auto-text-indent="false"/>
      <style:text-properties style:font-name="Arial1" fo:font-size="37.5pt" style:font-size-asian="37.5pt"/>
    </style:style>
    <style:style style:name="P88" style:family="paragraph" style:parent-style-name="Standard">
      <style:paragraph-properties fo:margin-left="1.764cm" fo:margin-right="0cm" fo:text-align="start" style:justify-single-word="false" fo:text-indent="0cm" style:auto-text-indent="false"/>
      <style:text-properties style:font-name="Arial1" fo:font-size="37.5pt" officeooo:rsid="001e5c54" officeooo:paragraph-rsid="001e5c54" style:font-size-asian="37.5pt"/>
    </style:style>
    <style:style style:name="P89" style:family="paragraph" style:parent-style-name="Standard">
      <style:paragraph-properties fo:margin-left="0.176cm" fo:margin-right="0cm" fo:line-height="0.464cm" fo:text-align="start" style:justify-single-word="false" fo:text-indent="0cm" style:auto-text-indent="false"/>
      <style:text-properties style:font-name="Arial1" fo:font-size="11.5pt" style:font-size-asian="11.5pt"/>
    </style:style>
    <style:style style:name="P90" style:family="paragraph" style:parent-style-name="Standard">
      <style:paragraph-properties fo:margin-left="0.176cm" fo:margin-right="0cm" fo:line-height="0.457cm" fo:text-align="start" style:justify-single-word="false" fo:text-indent="0cm" style:auto-text-indent="false"/>
      <style:text-properties style:font-name="Arial1" fo:font-size="11.5pt" style:font-size-asian="11.5pt"/>
    </style:style>
    <style:style style:name="P91" style:family="paragraph" style:parent-style-name="Standard">
      <style:paragraph-properties fo:margin-left="0.176cm" fo:margin-right="0cm" fo:line-height="0.446cm" fo:text-align="start" style:justify-single-word="false" fo:text-indent="0cm" style:auto-text-indent="false"/>
      <style:text-properties style:font-name="Arial1" fo:font-size="11.5pt" style:font-size-asian="11.5pt"/>
    </style:style>
    <style:style style:name="P92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Arial1" fo:font-size="11.5pt" style:font-size-asian="11.5pt"/>
    </style:style>
    <style:style style:name="P93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Arial1" fo:font-size="12pt" fo:font-weight="bold" style:font-size-asian="12pt" style:font-weight-asian="bold"/>
    </style:style>
    <style:style style:name="P94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Arial1" fo:font-size="12pt" style:font-size-asian="12pt"/>
    </style:style>
    <style:style style:name="P95" style:family="paragraph" style:parent-style-name="Standard">
      <style:paragraph-properties fo:margin-left="2.293cm" fo:margin-right="0cm" fo:line-height="0.464cm" fo:text-align="start" style:justify-single-word="false" fo:text-indent="0cm" style:auto-text-indent="false"/>
      <style:text-properties style:font-name="Arial1" fo:font-size="11.5pt" style:font-size-asian="11.5pt"/>
    </style:style>
    <style:style style:name="P96" style:family="paragraph" style:parent-style-name="Standard">
      <style:paragraph-properties fo:margin-left="2.293cm" fo:margin-right="0cm" fo:line-height="0.457cm" fo:text-align="start" style:justify-single-word="false" fo:text-indent="0cm" style:auto-text-indent="false"/>
      <style:text-properties style:font-name="Arial1" fo:font-size="11.5pt" style:font-size-asian="11.5pt"/>
    </style:style>
    <style:style style:name="P97" style:family="paragraph" style:parent-style-name="Standard">
      <style:paragraph-properties fo:margin-left="2.293cm" fo:margin-right="0cm" fo:line-height="0.446cm" fo:text-align="start" style:justify-single-word="false" fo:text-indent="0cm" style:auto-text-indent="false"/>
      <style:text-properties style:font-name="Arial1" fo:font-size="11.5pt" style:font-size-asian="11.5pt"/>
    </style:style>
    <style:style style:name="P98" style:family="paragraph" style:parent-style-name="Standard">
      <style:paragraph-properties fo:margin-left="2.293cm" fo:margin-right="0cm" fo:line-height="0.446cm" fo:text-align="start" style:justify-single-word="false" fo:text-indent="0cm" style:auto-text-indent="false"/>
      <style:text-properties style:font-name="Arial1" fo:font-size="11.5pt" style:font-size-asian="11.5pt" style:text-scale="77%"/>
    </style:style>
    <style:style style:name="P99" style:family="paragraph" style:parent-style-name="Standard">
      <style:paragraph-properties fo:margin-left="2.293cm" fo:margin-right="0cm" fo:line-height="0.464cm" fo:text-align="start" style:justify-single-word="false" fo:text-indent="0cm" style:auto-text-indent="false"/>
      <style:text-properties style:font-name="Arial1" fo:font-size="11.5pt" style:font-size-asian="11.5pt" style:text-scale="77%"/>
    </style:style>
    <style:style style:name="P100" style:family="paragraph" style:parent-style-name="Standard">
      <style:paragraph-properties fo:margin-left="2.293cm" fo:margin-right="0cm" fo:line-height="0.457cm" fo:text-align="start" style:justify-single-word="false" fo:text-indent="0cm" style:auto-text-indent="false"/>
      <style:text-properties style:font-name="Arial1" fo:font-size="11.5pt" style:font-size-asian="11.5pt" style:text-scale="77%"/>
    </style:style>
    <style:style style:name="P101" style:family="paragraph" style:parent-style-name="Standard">
      <style:paragraph-properties fo:margin-left="2.293cm" fo:margin-right="0cm" fo:text-align="start" style:justify-single-word="false" fo:text-indent="0cm" style:auto-text-indent="false"/>
      <style:text-properties style:font-name="Arial1" fo:font-size="11.5pt" style:font-size-asian="11.5pt" style:text-scale="77%"/>
    </style:style>
    <style:style style:name="P102" style:family="paragraph" style:parent-style-name="Standard">
      <style:paragraph-properties fo:margin-left="0.776cm" fo:margin-right="0cm" fo:line-height="0.464cm" fo:text-align="start" style:justify-single-word="false" fo:text-indent="0cm" style:auto-text-indent="false"/>
      <style:text-properties style:font-name="Arial1" fo:font-size="11.5pt" style:font-size-asian="11.5pt" style:text-scale="97%"/>
    </style:style>
    <style:style style:name="P103" style:family="paragraph" style:parent-style-name="Standard">
      <style:paragraph-properties fo:margin-left="0.776cm" fo:margin-right="0cm" fo:line-height="0.446cm" fo:text-align="start" style:justify-single-word="false" fo:text-indent="0cm" style:auto-text-indent="false"/>
      <style:text-properties style:font-name="Arial1" fo:font-size="11.5pt" style:font-size-asian="11.5pt" style:text-scale="97%"/>
    </style:style>
    <style:style style:name="P104" style:family="paragraph" style:parent-style-name="Standard">
      <style:paragraph-properties fo:margin-left="0.776cm" fo:margin-right="0cm" fo:line-height="0.457cm" fo:text-align="start" style:justify-single-word="false" fo:text-indent="0cm" style:auto-text-indent="false"/>
      <style:text-properties style:font-name="Arial1" fo:font-size="11.5pt" style:font-size-asian="11.5pt" style:text-scale="97%"/>
    </style:style>
    <style:style style:name="P105" style:family="paragraph" style:parent-style-name="Standard">
      <style:paragraph-properties fo:margin-left="0.776cm" fo:margin-right="0cm" fo:text-align="start" style:justify-single-word="false" fo:text-indent="0cm" style:auto-text-indent="false"/>
      <style:text-properties style:font-name="Arial1" fo:font-size="11.5pt" style:font-size-asian="11.5pt" style:text-scale="97%"/>
    </style:style>
    <style:style style:name="P106" style:family="paragraph" style:parent-style-name="Standard">
      <style:paragraph-properties fo:margin-left="0.776cm" fo:margin-right="0cm" fo:line-height="0.457cm" fo:text-align="start" style:justify-single-word="false" fo:text-indent="0cm" style:auto-text-indent="false"/>
      <style:text-properties style:font-name="Arial1" fo:font-size="11.5pt" style:font-size-asian="11.5pt"/>
    </style:style>
    <style:style style:name="P107" style:family="paragraph" style:parent-style-name="Standard">
      <style:paragraph-properties fo:margin-left="0.776cm" fo:margin-right="0cm" fo:line-height="0.464cm" fo:text-align="start" style:justify-single-word="false" fo:text-indent="0cm" style:auto-text-indent="false"/>
      <style:text-properties style:font-name="Arial1" fo:font-size="11.5pt" style:font-size-asian="11.5pt"/>
    </style:style>
    <style:style style:name="P108" style:family="paragraph" style:parent-style-name="Standard">
      <style:paragraph-properties fo:margin-left="6.95cm" fo:margin-right="0cm" fo:text-align="start" style:justify-single-word="false" fo:text-indent="0cm" style:auto-text-indent="false"/>
      <style:text-properties style:font-name="Arial1" fo:font-size="11.5pt" style:font-size-asian="11.5pt"/>
    </style:style>
    <style:style style:name="P109" style:family="paragraph" style:parent-style-name="Standard">
      <style:paragraph-properties fo:margin-left="0.212cm" fo:margin-right="0cm" fo:text-align="start" style:justify-single-word="false" fo:text-indent="0cm" style:auto-text-indent="false"/>
      <style:text-properties style:font-name="Arial1" fo:font-size="12pt" fo:font-weight="bold" style:font-size-asian="12pt" style:font-weight-asian="bold"/>
    </style:style>
    <style:style style:name="P110" style:family="paragraph" style:parent-style-name="Standard">
      <style:paragraph-properties fo:margin-left="0.212cm" fo:margin-right="0cm" fo:text-align="start" style:justify-single-word="false" fo:text-indent="0cm" style:auto-text-indent="false"/>
      <style:text-properties style:font-name="Arial1" fo:font-size="12pt" style:font-size-asian="12pt"/>
    </style:style>
    <style:style style:name="P111" style:family="paragraph" style:parent-style-name="Standard">
      <style:paragraph-properties fo:margin-left="0.212cm" fo:margin-right="0cm" fo:text-align="start" style:justify-single-word="false" fo:text-indent="0cm" style:auto-text-indent="false"/>
      <style:text-properties style:font-name="Arial1" fo:font-size="17pt" fo:font-weight="bold" style:font-size-asian="17pt" style:font-weight-asian="bold"/>
    </style:style>
    <style:style style:name="P112" style:family="paragraph" style:parent-style-name="Standard">
      <style:paragraph-properties fo:margin-left="0.212cm" fo:margin-right="0cm" fo:text-align="start" style:justify-single-word="false" fo:text-indent="0cm" style:auto-text-indent="false"/>
      <style:text-properties style:font-name="Arial1"/>
    </style:style>
    <style:style style:name="P113" style:family="paragraph" style:parent-style-name="Standard">
      <style:paragraph-properties fo:margin-left="0.141cm" fo:margin-right="0cm" fo:text-align="start" style:justify-single-word="false" fo:text-indent="0cm" style:auto-text-indent="false"/>
      <style:text-properties style:font-name="Arial1" fo:font-size="12pt" fo:font-weight="bold" style:font-size-asian="12pt" style:font-weight-asian="bold"/>
    </style:style>
    <style:style style:name="P114" style:family="paragraph" style:parent-style-name="Standard">
      <style:paragraph-properties fo:margin-left="0.141cm" fo:margin-right="0cm" fo:text-align="start" style:justify-single-word="false" fo:text-indent="0cm" style:auto-text-indent="false"/>
      <style:text-properties style:font-name="Arial1" fo:font-size="12pt" style:font-size-asian="12pt"/>
    </style:style>
    <style:style style:name="P115" style:family="paragraph" style:parent-style-name="Standard">
      <style:paragraph-properties fo:margin-left="0cm" fo:margin-right="0.282cm" fo:line-height="111%" fo:text-align="start" style:justify-single-word="false" fo:text-indent="0cm" style:auto-text-indent="false"/>
      <style:text-properties style:font-name="Arial1" fo:font-size="10.5pt" style:font-size-asian="10.5pt"/>
    </style:style>
    <style:style style:name="P116" style:family="paragraph" style:parent-style-name="Standard">
      <style:paragraph-properties fo:margin-left="1.205cm" fo:margin-right="0cm" fo:line-height="102%" fo:text-align="justify" style:justify-single-word="false" fo:orphans="0" fo:widows="0" fo:text-indent="-0.025cm" style:auto-text-indent="false" style:vertical-align="auto"/>
      <style:text-properties style:font-name="Arial1" fo:font-size="11.5pt" style:font-size-asian="11.5pt"/>
    </style:style>
    <style:style style:name="P117" style:family="paragraph" style:parent-style-name="Standard">
      <style:paragraph-properties fo:margin-left="0.005cm" fo:margin-right="1.199cm" fo:line-height="129%" fo:text-align="start" style:justify-single-word="false" fo:text-indent="0cm" style:auto-text-indent="false"/>
      <style:text-properties style:font-name="Arial1" fo:font-size="10.5pt" style:font-size-asian="10.5pt"/>
    </style:style>
    <style:style style:name="P118" style:family="paragraph" style:parent-style-name="Standard">
      <style:paragraph-properties fo:margin-left="0.005cm" fo:margin-right="0.106cm" fo:line-height="108%" fo:text-align="start" style:justify-single-word="false" fo:text-indent="0cm" style:auto-text-indent="false"/>
      <style:text-properties style:font-name="Arial1" fo:font-size="11pt" style:font-size-asian="11pt"/>
    </style:style>
    <style:style style:name="P119" style:family="paragraph" style:parent-style-name="Standard">
      <style:paragraph-properties fo:margin-left="0.005cm" fo:margin-right="0.282cm" fo:line-height="109%" fo:text-align="start" style:justify-single-word="false" fo:text-indent="0cm" style:auto-text-indent="false"/>
      <style:text-properties style:font-name="Arial1" fo:font-size="11.5pt" style:font-size-asian="11.5pt"/>
    </style:style>
    <style:style style:name="P120" style:family="paragraph" style:parent-style-name="Standard">
      <style:paragraph-properties fo:margin-left="0.005cm" fo:margin-right="0.176cm" fo:line-height="108%" fo:text-align="start" style:justify-single-word="false" fo:text-indent="0cm" style:auto-text-indent="false"/>
      <style:text-properties style:font-name="Arial1" fo:font-size="11pt" style:font-size-asian="11pt"/>
    </style:style>
    <style:style style:name="P121" style:family="paragraph" style:parent-style-name="Standard">
      <style:paragraph-properties fo:margin-left="0.212cm" fo:margin-right="1.552cm" fo:line-height="104%" fo:text-align="start" style:justify-single-word="false" fo:text-indent="0cm" style:auto-text-indent="false"/>
      <style:text-properties style:font-name="Arial1" fo:font-size="11.5pt" style:font-size-asian="11.5pt"/>
    </style:style>
    <style:style style:name="P122" style:family="paragraph" style:parent-style-name="Standard">
      <style:paragraph-properties fo:margin-left="0.212cm" fo:margin-right="1.376cm" fo:line-height="97%" fo:text-align="start" style:justify-single-word="false" fo:text-indent="0cm" style:auto-text-indent="false"/>
      <style:text-properties style:font-name="Arial1" fo:font-size="11.5pt" style:font-size-asian="11.5pt"/>
    </style:style>
    <style:style style:name="P123" style:family="paragraph" style:parent-style-name="Standard">
      <style:paragraph-properties fo:margin-left="5.75cm" fo:margin-right="0cm" fo:text-align="start" style:justify-single-word="false" fo:text-indent="0cm" style:auto-text-indent="false"/>
      <style:text-properties style:font-name="Arial1" fo:font-size="11.5pt" style:font-size-asian="11.5pt"/>
    </style:style>
    <style:style style:name="P124" style:family="paragraph" style:parent-style-name="Standard">
      <style:paragraph-properties fo:margin-left="1.199cm" fo:margin-right="0.741cm" fo:line-height="103%" fo:text-align="justify" style:justify-single-word="false" fo:orphans="0" fo:widows="0" fo:text-indent="0cm" style:auto-text-indent="false" style:vertical-align="auto"/>
      <style:text-properties style:font-name="Arial1" fo:font-size="11.5pt" style:font-size-asian="11.5pt"/>
    </style:style>
    <style:style style:name="P125" style:family="paragraph" style:parent-style-name="Standard">
      <style:paragraph-properties fo:margin-left="1.199cm" fo:margin-right="0.741cm" fo:line-height="103%" fo:text-align="justify" style:justify-single-word="false" fo:orphans="0" fo:widows="0" fo:text-indent="0cm" style:auto-text-indent="false" style:vertical-align="auto"/>
      <style:text-properties style:font-name="Arial1" fo:font-size="11.5pt" officeooo:rsid="002282d8" style:font-size-asian="11.5pt"/>
    </style:style>
    <style:style style:name="P126" style:family="paragraph" style:parent-style-name="Standard">
      <style:paragraph-properties fo:margin-left="1.199cm" fo:margin-right="0.741cm" fo:line-height="103%" fo:text-align="justify" style:justify-single-word="false" fo:orphans="0" fo:widows="0" fo:text-indent="0cm" style:auto-text-indent="false" style:vertical-align="auto"/>
      <style:text-properties style:font-name="Arial1"/>
    </style:style>
    <style:style style:name="P127" style:family="paragraph" style:parent-style-name="Standard">
      <style:paragraph-properties fo:margin-left="0.6cm" fo:margin-right="0cm" fo:text-align="justify" style:justify-single-word="false" fo:orphans="0" fo:widows="0" fo:text-indent="0cm" style:auto-text-indent="false" style:vertical-align="auto"/>
      <style:text-properties style:font-name="Arial1" fo:font-size="9.5pt" officeooo:paragraph-rsid="00245b65" style:font-size-asian="9.5pt"/>
    </style:style>
    <style:style style:name="P128" style:family="paragraph" style:parent-style-name="Standard">
      <style:paragraph-properties fo:margin-left="0.6cm" fo:margin-right="0cm" fo:text-align="justify" style:justify-single-word="false" fo:orphans="0" fo:widows="0" fo:text-indent="0cm" style:auto-text-indent="false" style:vertical-align="auto"/>
      <style:text-properties style:font-name="Arial1" fo:font-size="11.5pt" officeooo:rsid="00245b65" officeooo:paragraph-rsid="00245b65" style:font-size-asian="11.5pt"/>
    </style:style>
    <style:style style:name="P129" style:family="paragraph" style:parent-style-name="Standard">
      <style:paragraph-properties fo:margin-left="0cm" fo:margin-right="0.741cm" fo:line-height="103%" fo:text-align="justify" style:justify-single-word="false" fo:orphans="0" fo:widows="0" fo:text-indent="0cm" style:auto-text-indent="false" style:vertical-align="auto"/>
      <style:text-properties style:font-name="Arial1" officeooo:rsid="002282d8" officeooo:paragraph-rsid="002282d8"/>
    </style:style>
    <style:style style:name="P130" style:family="paragraph" style:parent-style-name="Standard">
      <style:paragraph-properties fo:margin-left="0cm" fo:margin-right="0.741cm" fo:line-height="103%" fo:text-align="justify" style:justify-single-word="false" fo:orphans="0" fo:widows="0" fo:text-indent="0cm" style:auto-text-indent="false" style:vertical-align="auto"/>
      <style:text-properties style:font-name="Arial1" fo:font-size="11.5pt" officeooo:rsid="002282d8" officeooo:paragraph-rsid="002282d8" style:font-size-asian="11.5pt"/>
    </style:style>
    <style:style style:name="P131" style:family="paragraph" style:parent-style-name="Standard">
      <style:paragraph-properties fo:margin-left="0cm" fo:margin-right="0.741cm" fo:line-height="103%" fo:text-align="justify" style:justify-single-word="false" fo:orphans="0" fo:widows="0" fo:text-indent="0cm" style:auto-text-indent="false" style:vertical-align="auto"/>
      <style:text-properties style:font-name="Arial1" fo:font-size="11.5pt" officeooo:rsid="00234bc2" officeooo:paragraph-rsid="002282d8" style:font-size-asian="11.5pt"/>
    </style:style>
    <style:style style:name="P132" style:family="paragraph" style:parent-style-name="Standard" style:master-page-name="">
      <style:paragraph-properties fo:margin-left="-0.199cm" fo:margin-right="0.7cm" fo:line-height="103%" fo:text-align="justify" style:justify-single-word="false" fo:orphans="0" fo:widows="0" fo:text-indent="0cm" style:auto-text-indent="false" style:page-number="auto" style:vertical-align="auto"/>
      <style:text-properties style:font-name="Arial1" officeooo:rsid="002282d8" officeooo:paragraph-rsid="002282d8"/>
    </style:style>
    <style:style style:name="P133" style:family="paragraph" style:parent-style-name="Standard">
      <style:paragraph-properties fo:margin-left="1.376cm" fo:margin-right="1.129cm" fo:line-height="129%" fo:text-align="justify" style:justify-single-word="false" fo:orphans="0" fo:widows="0" fo:text-indent="0cm" style:auto-text-indent="false" style:vertical-align="auto"/>
      <style:text-properties officeooo:paragraph-rsid="00294751"/>
    </style:style>
    <style:style style:name="P134" style:family="paragraph" style:parent-style-name="Standard">
      <style:paragraph-properties fo:margin-left="1.376cm" fo:margin-right="1.129cm" fo:line-height="129%" fo:text-align="justify" style:justify-single-word="false" fo:orphans="0" fo:widows="0" fo:text-indent="0cm" style:auto-text-indent="false" style:vertical-align="auto"/>
      <style:text-properties fo:color="#000000" fo:font-weight="bold" officeooo:rsid="00294751" officeooo:paragraph-rsid="00294751" style:font-weight-asian="bold" style:font-weight-complex="bold"/>
    </style:style>
    <style:style style:name="P135" style:family="paragraph" style:parent-style-name="Standard">
      <style:paragraph-properties fo:margin-left="1.205cm" fo:margin-right="0.035cm" fo:line-height="100%" fo:text-align="justify" style:justify-single-word="false" fo:orphans="0" fo:widows="0" fo:text-indent="-0.025cm" style:auto-text-indent="false" style:vertical-align="auto"/>
      <style:text-properties style:font-name="Arial1" fo:font-size="11.5pt" style:font-size-asian="11.5pt"/>
    </style:style>
    <style:style style:name="P136" style:family="paragraph" style:parent-style-name="Standard">
      <style:paragraph-properties fo:margin-left="0.005cm" fo:margin-right="1.023cm" fo:line-height="110%" fo:text-align="start" style:justify-single-word="false" fo:text-indent="0cm" style:auto-text-indent="false"/>
      <style:text-properties officeooo:paragraph-rsid="002ea997"/>
    </style:style>
    <style:style style:name="P137" style:family="paragraph" style:parent-style-name="Standard">
      <style:paragraph-properties fo:margin-left="0.005cm" fo:margin-right="0.035cm" fo:line-height="107%" fo:text-align="start" style:justify-single-word="false" fo:text-indent="0cm" style:auto-text-indent="false"/>
      <style:text-properties style:font-name="Arial1" fo:font-size="11.5pt" officeooo:paragraph-rsid="0031463d" style:font-size-asian="11.5pt"/>
    </style:style>
    <style:style style:name="P138" style:family="paragraph" style:parent-style-name="Standard">
      <style:paragraph-properties fo:margin-left="1.205cm" fo:margin-right="0.035cm" fo:line-height="99%" fo:text-align="justify" style:justify-single-word="false" fo:orphans="0" fo:widows="0" fo:text-indent="0.393cm" style:auto-text-indent="false" style:vertical-align="auto"/>
      <style:text-properties style:font-name="Arial1" fo:font-size="17pt" fo:font-weight="bold" style:font-size-asian="17pt" style:font-weight-asian="bold"/>
    </style:style>
    <style:style style:name="P139" style:family="paragraph" style:parent-style-name="Standard" style:master-page-name="Standard">
      <style:paragraph-properties style:page-number="auto"/>
    </style:style>
    <style:style style:name="P140" style:family="paragraph" style:parent-style-name="Standard" style:master-page-name="Converted2">
      <style:paragraph-properties fo:margin-left="0.212cm" fo:margin-right="0cm" fo:text-align="start" style:justify-single-word="false" fo:text-indent="0cm" style:auto-text-indent="false" style:page-number="auto"/>
      <style:text-properties style:font-name="Arial1" fo:font-size="15pt" fo:font-weight="bold" style:font-size-asian="15pt" style:font-weight-asian="bold"/>
    </style:style>
    <style:style style:name="P141" style:family="paragraph" style:parent-style-name="Standard">
      <style:paragraph-properties fo:margin-left="0.212cm" fo:margin-right="0cm" fo:text-align="start" style:justify-single-word="false" fo:text-indent="0cm" style:auto-text-indent="false"/>
      <style:text-properties style:font-name="Arial1" fo:font-size="17pt" fo:font-weight="bold" style:font-size-asian="17pt" style:font-weight-asian="bold"/>
    </style:style>
    <style:style style:name="P142" style:family="paragraph" style:parent-style-name="Standard" style:master-page-name="Converted3">
      <style:paragraph-properties fo:margin-left="0cm" fo:margin-right="0cm" fo:text-align="start" style:justify-single-word="false" fo:text-indent="0cm" style:auto-text-indent="false" style:page-number="auto"/>
    </style:style>
    <style:style style:name="P1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/>
    </style:style>
    <style:style style:name="P1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officeooo:paragraph-rsid="002b0aff"/>
    </style:style>
    <style:style style:name="P1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officeooo:paragraph-rsid="0044c784"/>
    </style:style>
    <style:style style:name="P146" style:family="paragraph" style:parent-style-name="Standard">
      <style:paragraph-properties fo:margin-left="0cm" fo:margin-right="0cm" fo:line-height="0.353cm" fo:text-align="justify" style:justify-single-word="false" fo:orphans="0" fo:widows="0" fo:text-indent="0cm" style:auto-text-indent="false" style:vertical-align="auto">
        <style:tab-stops>
          <style:tab-stop style:position="2.54cm"/>
        </style:tab-stops>
      </style:paragraph-properties>
      <style:text-properties style:font-name="Arial1" fo:font-size="11.5pt" officeooo:paragraph-rsid="0041acae" style:font-size-asian="11.5pt"/>
    </style:style>
    <style:style style:name="P1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9.5pt" style:font-size-asian="9.5pt"/>
    </style:style>
    <style:style style:name="P148" style:family="paragraph" style:parent-style-name="Standard">
      <style:paragraph-properties fo:margin-left="0cm" fo:margin-right="0cm" fo:line-height="0.353cm" fo:text-align="justify" style:justify-single-word="false" fo:orphans="0" fo:widows="0" fo:text-indent="0cm" style:auto-text-indent="false" style:vertical-align="auto">
        <style:tab-stops>
          <style:tab-stop style:position="2.54cm"/>
        </style:tab-stops>
      </style:paragraph-properties>
      <style:text-properties style:font-name="Times New Roman" officeooo:paragraph-rsid="0041acae"/>
    </style:style>
    <style:style style:name="P149" style:family="paragraph" style:parent-style-name="Standard">
      <style:paragraph-properties fo:line-height="0.353cm"/>
      <style:text-properties style:font-name="Times New Roman"/>
    </style:style>
    <style:style style:name="P150" style:family="paragraph" style:parent-style-name="Standard">
      <style:paragraph-properties fo:line-height="0.353cm"/>
      <style:text-properties style:font-name="Times New Roman" officeooo:paragraph-rsid="003a716e"/>
    </style:style>
    <style:style style:name="P151" style:family="paragraph" style:parent-style-name="Standard">
      <style:paragraph-properties fo:line-height="0.353cm"/>
      <style:text-properties style:font-name="Times New Roman" officeooo:paragraph-rsid="0044c784"/>
    </style:style>
    <style:style style:name="P152" style:family="paragraph" style:parent-style-name="Standard">
      <style:paragraph-properties fo:line-height="0.453cm"/>
      <style:text-properties style:font-name="Times New Roman"/>
    </style:style>
    <style:style style:name="P153" style:family="paragraph" style:parent-style-name="Standard">
      <style:paragraph-properties fo:line-height="0.48cm"/>
      <style:text-properties style:font-name="Times New Roman"/>
    </style:style>
    <style:style style:name="P154" style:family="paragraph" style:parent-style-name="Standard">
      <style:paragraph-properties fo:line-height="0.464cm" fo:text-align="start" style:justify-single-word="false"/>
      <style:text-properties style:font-name="Arial1" officeooo:paragraph-rsid="0048f4e6"/>
    </style:style>
    <style:style style:name="P155" style:family="paragraph" style:parent-style-name="Standard">
      <style:text-properties officeooo:paragraph-rsid="0041d5bf"/>
    </style:style>
    <style:style style:name="P156" style:family="paragraph" style:parent-style-name="Standard" style:list-style-name="WWNum3">
      <style:paragraph-properties fo:margin-left="1.376cm" fo:margin-right="0cm" fo:text-align="justify" style:justify-single-word="false" fo:orphans="0" fo:widows="0" fo:text-indent="-1.169cm" style:auto-text-indent="false" style:vertical-align="auto">
        <style:tab-stops>
          <style:tab-stop style:position="1.376cm"/>
        </style:tab-stops>
      </style:paragraph-properties>
      <style:text-properties style:font-name="Arial1" fo:font-size="17pt" fo:font-weight="bold" officeooo:paragraph-rsid="00294751" style:font-size-asian="17pt" style:font-weight-asian="bold" style:font-weight-complex="bold"/>
    </style:style>
    <style:style style:name="P157" style:family="paragraph" style:parent-style-name="Standard" style:list-style-name="WWNum3">
      <style:paragraph-properties fo:margin-left="1.376cm" fo:margin-right="0cm" fo:text-align="justify" style:justify-single-word="false" fo:orphans="0" fo:widows="0" fo:text-indent="-1.169cm" style:auto-text-indent="false" style:vertical-align="auto">
        <style:tab-stops>
          <style:tab-stop style:position="1.376cm"/>
        </style:tab-stops>
      </style:paragraph-properties>
      <style:text-properties style:font-name="Arial1" fo:font-size="17pt" fo:font-weight="bold" style:font-size-asian="17pt" style:font-weight-asian="bold"/>
    </style:style>
    <style:style style:name="P158" style:family="paragraph" style:parent-style-name="Standard">
      <style:paragraph-properties fo:margin-left="0.005cm" fo:margin-right="0cm" fo:text-align="start" style:justify-single-word="false" fo:text-indent="0cm" style:auto-text-indent="false"/>
      <style:text-properties style:font-name="Arial1"/>
    </style:style>
    <style:style style:name="P159" style:family="paragraph" style:parent-style-name="Standard" style:list-style-name="WWNum4">
      <style:paragraph-properties fo:margin-left="1.169cm" fo:margin-right="0cm" fo:text-align="justify" style:justify-single-word="false" fo:orphans="0" fo:widows="0" fo:text-indent="-1.169cm" style:auto-text-indent="false" style:vertical-align="auto">
        <style:tab-stops>
          <style:tab-stop style:position="1.169cm"/>
        </style:tab-stops>
      </style:paragraph-properties>
      <style:text-properties style:font-name="Arial1" fo:font-size="17pt" fo:font-weight="bold" style:font-size-asian="17pt" style:font-weight-asian="bold"/>
    </style:style>
    <style:style style:name="P160" style:family="paragraph" style:parent-style-name="Standard" style:list-style-name="WWNum17">
      <style:paragraph-properties fo:margin-left="1.169cm" fo:margin-right="0cm" fo:text-align="justify" style:justify-single-word="false" fo:orphans="0" fo:widows="0" fo:text-indent="-1.169cm" style:auto-text-indent="false" style:vertical-align="auto">
        <style:tab-stops>
          <style:tab-stop style:position="1.169cm"/>
        </style:tab-stops>
      </style:paragraph-properties>
      <style:text-properties style:font-name="Arial1" fo:font-size="17pt" fo:font-weight="bold" style:font-size-asian="17pt" style:font-weight-asian="bold"/>
    </style:style>
    <style:style style:name="P161" style:family="paragraph" style:parent-style-name="Standard" style:list-style-name="WWNum17" style:master-page-name="Converted17">
      <style:paragraph-properties fo:margin-left="1.169cm" fo:margin-right="0cm" fo:text-align="justify" style:justify-single-word="false" fo:orphans="0" fo:widows="0" fo:text-indent="-1.169cm" style:auto-text-indent="false" style:page-number="auto" style:vertical-align="auto">
        <style:tab-stops>
          <style:tab-stop style:position="1.169cm"/>
        </style:tab-stops>
      </style:paragraph-properties>
      <style:text-properties style:font-name="Arial1" fo:font-size="17pt" fo:font-weight="bold" style:font-size-asian="17pt" style:font-weight-asian="bold"/>
    </style:style>
    <style:style style:name="P162" style:family="paragraph" style:parent-style-name="Standard" style:list-style-name="WWNum5">
      <style:paragraph-properties fo:margin-left="2.334cm" fo:margin-right="0cm" fo:text-align="justify" style:justify-single-word="false" fo:orphans="0" fo:widows="0" fo:text-indent="-2.334cm" style:auto-text-indent="false" style:vertical-align="auto">
        <style:tab-stops>
          <style:tab-stop style:position="2.334cm"/>
        </style:tab-stops>
      </style:paragraph-properties>
      <style:text-properties style:font-name="Arial1" fo:font-size="17pt" fo:font-weight="bold" style:font-size-asian="17pt" style:font-weight-asian="bold"/>
    </style:style>
    <style:style style:name="P163" style:family="paragraph" style:parent-style-name="Standard" style:list-style-name="WWNum7">
      <style:paragraph-properties fo:margin-left="2.334cm" fo:margin-right="0cm" fo:text-align="justify" style:justify-single-word="false" fo:orphans="0" fo:widows="0" fo:text-indent="-2.334cm" style:auto-text-indent="false" style:vertical-align="auto">
        <style:tab-stops>
          <style:tab-stop style:position="2.334cm"/>
        </style:tab-stops>
      </style:paragraph-properties>
      <style:text-properties style:font-name="Arial1" fo:font-size="17pt" fo:font-weight="bold" style:font-size-asian="17pt" style:font-weight-asian="bold"/>
    </style:style>
    <style:style style:name="P164" style:family="paragraph" style:parent-style-name="Standard" style:list-style-name="WWNum8">
      <style:paragraph-properties fo:margin-left="2.334cm" fo:margin-right="0cm" fo:text-align="justify" style:justify-single-word="false" fo:orphans="0" fo:widows="0" fo:text-indent="-2.334cm" style:auto-text-indent="false" style:vertical-align="auto">
        <style:tab-stops>
          <style:tab-stop style:position="2.334cm"/>
        </style:tab-stops>
      </style:paragraph-properties>
      <style:text-properties style:font-name="Arial1" fo:font-size="17pt" fo:font-weight="bold" style:font-size-asian="17pt" style:font-weight-asian="bold"/>
    </style:style>
    <style:style style:name="P165" style:family="paragraph" style:parent-style-name="Standard" style:list-style-name="WWNum10">
      <style:paragraph-properties fo:margin-left="2.334cm" fo:margin-right="0cm" fo:text-align="justify" style:justify-single-word="false" fo:orphans="0" fo:widows="0" fo:text-indent="-2.334cm" style:auto-text-indent="false" style:vertical-align="auto">
        <style:tab-stops>
          <style:tab-stop style:position="2.334cm"/>
        </style:tab-stops>
      </style:paragraph-properties>
      <style:text-properties style:font-name="Arial1" fo:font-size="17pt" fo:font-weight="bold" style:font-size-asian="17pt" style:font-weight-asian="bold"/>
    </style:style>
    <style:style style:name="P166" style:family="paragraph" style:parent-style-name="Standard" style:list-style-name="WWNum11">
      <style:paragraph-properties fo:margin-left="2.334cm" fo:margin-right="0cm" fo:text-align="justify" style:justify-single-word="false" fo:orphans="0" fo:widows="0" fo:text-indent="-2.334cm" style:auto-text-indent="false" style:vertical-align="auto">
        <style:tab-stops>
          <style:tab-stop style:position="2.334cm"/>
        </style:tab-stops>
      </style:paragraph-properties>
      <style:text-properties style:font-name="Arial1" fo:font-size="17pt" fo:font-weight="bold" style:font-size-asian="17pt" style:font-weight-asian="bold"/>
    </style:style>
    <style:style style:name="P167" style:family="paragraph" style:parent-style-name="Standard" style:list-style-name="WWNum12">
      <style:paragraph-properties fo:margin-left="2.334cm" fo:margin-right="0cm" fo:text-align="justify" style:justify-single-word="false" fo:orphans="0" fo:widows="0" fo:text-indent="-2.334cm" style:auto-text-indent="false" style:vertical-align="auto">
        <style:tab-stops>
          <style:tab-stop style:position="2.334cm"/>
        </style:tab-stops>
      </style:paragraph-properties>
      <style:text-properties style:font-name="Arial1" fo:font-size="17pt" fo:font-weight="bold" style:font-size-asian="17pt" style:font-weight-asian="bold"/>
    </style:style>
    <style:style style:name="P168" style:family="paragraph" style:parent-style-name="Standard" style:list-style-name="WWNum13">
      <style:paragraph-properties fo:margin-left="2.334cm" fo:margin-right="0cm" fo:text-align="justify" style:justify-single-word="false" fo:orphans="0" fo:widows="0" fo:text-indent="-2.334cm" style:auto-text-indent="false" style:vertical-align="auto">
        <style:tab-stops>
          <style:tab-stop style:position="2.334cm"/>
        </style:tab-stops>
      </style:paragraph-properties>
      <style:text-properties style:font-name="Arial1" fo:font-size="17pt" fo:font-weight="bold" style:font-size-asian="17pt" style:font-weight-asian="bold"/>
    </style:style>
    <style:style style:name="P169" style:family="paragraph" style:parent-style-name="Standard" style:list-style-name="WWNum14">
      <style:paragraph-properties fo:margin-left="2.334cm" fo:margin-right="0cm" fo:text-align="justify" style:justify-single-word="false" fo:orphans="0" fo:widows="0" fo:text-indent="-2.334cm" style:auto-text-indent="false" style:vertical-align="auto">
        <style:tab-stops>
          <style:tab-stop style:position="2.334cm"/>
        </style:tab-stops>
      </style:paragraph-properties>
      <style:text-properties style:font-name="Arial1" fo:font-size="17pt" fo:font-weight="bold" style:font-size-asian="17pt" style:font-weight-asian="bold"/>
    </style:style>
    <style:style style:name="P170" style:family="paragraph" style:parent-style-name="Standard" style:list-style-name="WWNum15">
      <style:paragraph-properties fo:margin-left="2.334cm" fo:margin-right="0cm" fo:text-align="justify" style:justify-single-word="false" fo:orphans="0" fo:widows="0" fo:text-indent="-2.334cm" style:auto-text-indent="false" style:vertical-align="auto">
        <style:tab-stops>
          <style:tab-stop style:position="2.334cm"/>
        </style:tab-stops>
      </style:paragraph-properties>
      <style:text-properties style:font-name="Arial1" fo:font-size="17pt" fo:font-weight="bold" style:font-size-asian="17pt" style:font-weight-asian="bold"/>
    </style:style>
    <style:style style:name="P171" style:family="paragraph" style:parent-style-name="Standard" style:list-style-name="WWNum16">
      <style:paragraph-properties fo:margin-left="2.334cm" fo:margin-right="0cm" fo:text-align="justify" style:justify-single-word="false" fo:orphans="0" fo:widows="0" fo:text-indent="-2.334cm" style:auto-text-indent="false" style:vertical-align="auto">
        <style:tab-stops>
          <style:tab-stop style:position="2.334cm"/>
        </style:tab-stops>
      </style:paragraph-properties>
      <style:text-properties style:font-name="Arial1" fo:font-size="17pt" fo:font-weight="bold" style:font-size-asian="17pt" style:font-weight-asian="bold"/>
    </style:style>
    <style:style style:name="P172" style:family="paragraph" style:parent-style-name="Standard" style:list-style-name="WWNum9" style:master-page-name="Converted15">
      <style:paragraph-properties fo:margin-left="2.334cm" fo:margin-right="0cm" fo:text-align="justify" style:justify-single-word="false" fo:orphans="0" fo:widows="0" fo:text-indent="-2.334cm" style:auto-text-indent="false" style:page-number="auto" style:vertical-align="auto">
        <style:tab-stops>
          <style:tab-stop style:position="2.334cm"/>
        </style:tab-stops>
      </style:paragraph-properties>
      <style:text-properties style:font-name="Arial1" fo:font-size="17pt" fo:font-weight="bold" style:font-size-asian="17pt" style:font-weight-asian="bold"/>
    </style:style>
    <style:style style:name="P173" style:family="paragraph" style:parent-style-name="Standard">
      <style:paragraph-properties fo:margin-left="0.206cm" fo:margin-right="0cm" fo:line-height="0.353cm" fo:text-align="justify" style:justify-single-word="false" fo:orphans="0" fo:widows="0" fo:text-indent="0cm" style:auto-text-indent="false" style:vertical-align="auto">
        <style:tab-stops>
          <style:tab-stop style:position="2.54cm"/>
        </style:tab-stops>
      </style:paragraph-properties>
      <style:text-properties style:font-name="Times New Roman" officeooo:paragraph-rsid="0040e2bb"/>
    </style:style>
    <style:style style:name="P174" style:family="paragraph" style:parent-style-name="Standard">
      <style:paragraph-properties fo:margin-left="0.206cm" fo:margin-right="0cm" fo:line-height="0.353cm" fo:text-align="justify" style:justify-single-word="false" fo:orphans="0" fo:widows="0" fo:text-indent="0cm" style:auto-text-indent="false" style:vertical-align="auto">
        <style:tab-stops>
          <style:tab-stop style:position="2.54cm"/>
        </style:tab-stops>
      </style:paragraph-properties>
      <style:text-properties style:font-name="Times New Roman" officeooo:paragraph-rsid="0041acae"/>
    </style:style>
    <style:style style:name="P175" style:family="paragraph" style:parent-style-name="Standard">
      <style:paragraph-properties fo:margin-left="0cm" fo:margin-right="0.741cm" fo:line-height="103%" fo:text-align="justify" style:justify-single-word="false" fo:orphans="0" fo:widows="0" fo:text-indent="0cm" style:auto-text-indent="false" style:vertical-align="auto">
        <style:tab-stops>
          <style:tab-stop style:position="2.54cm"/>
        </style:tab-stops>
      </style:paragraph-properties>
      <style:text-properties style:font-name="Arial1" fo:font-size="11.5pt" officeooo:rsid="002282d8" officeooo:paragraph-rsid="0041d5bf" style:font-size-asian="11.5pt"/>
    </style:style>
    <style:style style:name="P176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20pt" fo:font-style="italic" fo:text-shadow="none" style:text-underline-style="none" fo:font-weight="bold" officeooo:rsid="0041acae" officeooo:paragraph-rsid="0041acae" style:font-size-asian="20pt" style:font-style-asian="italic" style:font-weight-asian="bold" style:font-size-complex="20pt" style:font-style-complex="italic" style:font-weight-complex="bold" style:text-overline-style="none" style:text-overline-color="font-color"/>
    </style:style>
    <style:style style:name="P177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20pt" fo:font-style="italic" fo:text-shadow="none" style:text-underline-style="none" fo:font-weight="bold" officeooo:rsid="0041acae" officeooo:paragraph-rsid="0041d5bf" style:font-size-asian="20pt" style:font-style-asian="italic" style:font-weight-asian="bold" style:font-size-complex="20pt" style:font-style-complex="italic" style:font-weight-complex="bold" style:text-overline-style="none" style:text-overline-color="font-color"/>
    </style:style>
    <style:style style:name="P178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20pt" fo:font-style="italic" fo:text-shadow="none" style:text-underline-style="none" fo:font-weight="bold" officeooo:rsid="0041acae" officeooo:paragraph-rsid="0044c784" style:font-size-asian="20pt" style:font-style-asian="italic" style:font-weight-asian="bold" style:font-size-complex="20pt" style:font-style-complex="italic" style:font-weight-complex="bold" style:text-overline-style="none" style:text-overline-color="font-color"/>
    </style:style>
    <style:style style:name="P179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20pt" fo:font-style="italic" fo:text-shadow="none" style:text-underline-style="none" fo:font-weight="bold" officeooo:rsid="0044c784" officeooo:paragraph-rsid="0044c784" style:font-size-asian="20pt" style:font-style-asian="italic" style:font-weight-asian="bold" style:font-size-complex="20pt" style:font-style-complex="italic" style:font-weight-complex="bold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rsid="003c11fb" officeooo:paragraph-rsid="003c11fb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rsid="003c11fb" officeooo:paragraph-rsid="0040e2bb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rsid="003c11fb" officeooo:paragraph-rsid="0041acae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rsid="003c11fb" officeooo:paragraph-rsid="0041d5bf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rsid="0044c784" officeooo:paragraph-rsid="0044c784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40e2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41ac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41d5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c11fb" officeooo:paragraph-rsid="003c11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e00f1" officeooo:paragraph-rsid="003e00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40e2bb" officeooo:paragraph-rsid="0040e2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41acae" officeooo:paragraph-rsid="0041ac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41d5bf" officeooo:paragraph-rsid="0041d5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434c2a" officeooo:paragraph-rsid="00434c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44c784" officeooo:paragraph-rsid="0044c7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455a7d" officeooo:paragraph-rsid="00455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455a7d" officeooo:paragraph-rsid="004713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4a30a1" officeooo:paragraph-rsid="004a30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Arial1" fo:font-size="13pt" style:font-size-asian="13pt"/>
    </style:style>
    <style:style style:name="T2" style:family="text">
      <style:text-properties style:font-name="Arial1" fo:font-size="13pt" officeooo:rsid="001cb709" style:font-size-asian="13pt"/>
    </style:style>
    <style:style style:name="T3" style:family="text">
      <style:text-properties style:font-name="Arial1" fo:font-size="13pt" officeooo:rsid="002182ab" style:font-size-asian="13pt"/>
    </style:style>
    <style:style style:name="T4" style:family="text">
      <style:text-properties style:font-name="Arial1" fo:font-size="11.5pt" style:font-size-asian="11.5pt"/>
    </style:style>
    <style:style style:name="T5" style:family="text">
      <style:text-properties style:font-name="Arial1" fo:font-size="11.5pt" fo:font-weight="bold" style:font-size-asian="11.5pt" style:font-weight-asian="bold"/>
    </style:style>
    <style:style style:name="T6" style:family="text">
      <style:text-properties style:font-name="Arial1" fo:font-size="11.5pt" fo:font-weight="bold" officeooo:rsid="002282d8" style:font-size-asian="11.5pt" style:font-weight-asian="bold"/>
    </style:style>
    <style:style style:name="T7" style:family="text">
      <style:text-properties style:font-name="Arial1" fo:font-size="11.5pt" fo:font-weight="bold" officeooo:rsid="00280c17" style:font-size-asian="11.5pt" style:font-weight-asian="bold"/>
    </style:style>
    <style:style style:name="T8" style:family="text">
      <style:text-properties style:font-name="Arial1" fo:font-size="11.5pt" fo:font-weight="normal" style:font-size-asian="11.5pt" style:font-weight-asian="normal"/>
    </style:style>
    <style:style style:name="T9" style:family="text">
      <style:text-properties style:font-name="Arial1" fo:font-size="11.5pt" fo:font-weight="normal" officeooo:rsid="002282d8" style:font-size-asian="11.5pt" style:font-weight-asian="normal"/>
    </style:style>
    <style:style style:name="T10" style:family="text">
      <style:text-properties style:font-name="Arial1" fo:font-size="11.5pt" fo:font-weight="normal" officeooo:rsid="00280c17" style:font-size-asian="11.5pt" style:font-weight-asian="normal"/>
    </style:style>
    <style:style style:name="T11" style:family="text">
      <style:text-properties style:font-name="Arial1" fo:font-size="11.5pt" fo:font-weight="normal" style:font-size-asian="11.5pt" style:font-weight-asian="normal" style:font-weight-complex="normal"/>
    </style:style>
    <style:style style:name="T12" style:family="text">
      <style:text-properties style:font-name="Arial1" fo:font-size="11.5pt" fo:font-weight="normal" officeooo:rsid="00280c17" style:font-size-asian="11.5pt" style:font-weight-asian="normal" style:font-weight-complex="normal"/>
    </style:style>
    <style:style style:name="T13" style:family="text">
      <style:text-properties style:font-name="Arial1" fo:font-size="11.5pt" fo:font-weight="normal" officeooo:rsid="00294751" style:font-size-asian="11.5pt" style:font-weight-asian="normal" style:font-weight-complex="normal"/>
    </style:style>
    <style:style style:name="T14" style:family="text">
      <style:text-properties style:font-name="Arial1" fo:font-size="11.5pt" fo:font-style="italic" fo:font-weight="normal" style:font-size-asian="11.5pt" style:font-style-asian="italic" style:font-weight-asian="normal"/>
    </style:style>
    <style:style style:name="T15" style:family="text">
      <style:text-properties style:font-name="Arial1" fo:font-size="17pt" fo:font-weight="bold" style:font-size-asian="17pt" style:font-weight-asian="bold"/>
    </style:style>
    <style:style style:name="T16" style:family="text">
      <style:text-properties style:font-name="Arial1" fo:font-size="9.5pt" style:font-size-asian="9.5pt"/>
    </style:style>
    <style:style style:name="T17" style:family="text">
      <style:text-properties style:font-name="Times New Roman"/>
    </style:style>
    <style:style style:name="T18" style:family="text">
      <style:text-properties fo:color="#660000" style:font-name="Arial1" fo:font-size="9.5pt" style:font-size-asian="9.5pt"/>
    </style:style>
    <style:style style:name="T19" style:family="text">
      <style:text-properties fo:color="#660000" style:font-name="Arial1" fo:font-size="9.5pt" officeooo:rsid="00294751" style:font-size-asian="9.5pt"/>
    </style:style>
    <style:style style:name="T20" style:family="text">
      <style:text-properties fo:color="#660000" style:font-name="Arial1" fo:font-size="9.5pt" fo:font-weight="bold" officeooo:rsid="00294751" style:font-size-asian="9.5pt" style:font-weight-asian="bold" style:font-weight-complex="bold"/>
    </style:style>
    <style:style style:name="T21" style:family="text">
      <style:text-properties fo:color="#000000" style:font-name="Arial1" fo:font-size="9.5pt" fo:font-weight="bold" style:font-size-asian="9.5pt" style:font-weight-asian="bold" style:font-weight-complex="bold"/>
    </style:style>
    <style:style style:name="T22" style:family="text">
      <style:text-properties style:font-name="Arial" fo:font-size="11.5pt" style:font-size-asian="11.5pt"/>
    </style:style>
    <style:style style:name="T23" style:family="text">
      <style:text-properties officeooo:rsid="002182ab"/>
    </style:style>
    <style:style style:name="T24" style:family="text">
      <style:text-properties officeooo:rsid="002282d8"/>
    </style:style>
    <style:style style:name="T25" style:family="text">
      <style:text-properties fo:font-size="11.5pt" style:font-size-asian="11.5pt"/>
    </style:style>
    <style:style style:name="T26" style:family="text">
      <style:text-properties fo:font-size="11.5pt" officeooo:rsid="002282d8" style:font-size-asian="11.5pt"/>
    </style:style>
    <style:style style:name="T27" style:family="text">
      <style:text-properties fo:font-size="11.5pt" officeooo:rsid="00234bc2" style:font-size-asian="11.5pt"/>
    </style:style>
    <style:style style:name="T28" style:family="text">
      <style:text-properties fo:font-size="11.5pt" officeooo:rsid="00245b65" style:font-size-asian="11.5pt"/>
    </style:style>
    <style:style style:name="T29" style:family="text">
      <style:text-properties fo:font-size="11.5pt" style:font-size-asian="11.5pt" style:text-scale="94%"/>
    </style:style>
    <style:style style:name="T30" style:family="text">
      <style:text-properties fo:font-size="11.5pt" officeooo:rsid="002b0aff" style:font-size-asian="11.5pt" style:text-scale="94%"/>
    </style:style>
    <style:style style:name="T31" style:family="text">
      <style:text-properties fo:font-size="11.5pt" officeooo:rsid="0048f4e6" style:font-size-asian="11.5pt" style:text-scale="94%"/>
    </style:style>
    <style:style style:name="T32" style:family="text">
      <style:text-properties fo:font-weight="bold" officeooo:rsid="002d26ab" style:font-weight-asian="bold" style:font-weight-complex="bold"/>
    </style:style>
    <style:style style:name="T33" style:family="text">
      <style:text-properties fo:font-weight="normal" officeooo:rsid="002d26ab" style:font-weight-asian="normal" style:font-weight-complex="normal"/>
    </style:style>
    <style:style style:name="T34" style:family="text">
      <style:text-properties fo:font-weight="normal" officeooo:rsid="002ea997" style:font-weight-asian="normal" style:font-weight-complex="normal"/>
    </style:style>
    <style:style style:name="T35" style:family="text">
      <style:text-properties fo:font-size="17pt" fo:font-weight="bold" style:font-size-asian="17pt" style:font-weight-asian="bold"/>
    </style:style>
    <style:style style:name="T36" style:family="text">
      <style:text-properties officeooo:rsid="002b823a"/>
    </style:style>
    <style:style style:name="T37" style:family="text">
      <style:text-properties officeooo:rsid="002bb72d"/>
    </style:style>
    <style:style style:name="T38" style:family="text">
      <style:text-properties officeooo:rsid="002cd366"/>
    </style:style>
    <style:style style:name="T39" style:family="text">
      <style:text-properties officeooo:rsid="00306397"/>
    </style:style>
    <style:style style:name="T40" style:family="text">
      <style:text-properties officeooo:rsid="0031463d"/>
    </style:style>
    <style:style style:name="T41" style:family="text">
      <style:text-properties officeooo:rsid="0031d68b"/>
    </style:style>
    <style:style style:name="T42" style:family="text">
      <style:text-properties officeooo:rsid="00390678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officeooo:rsid="0044c784"/>
    </style:style>
    <style:style style:name="T45" style:family="text">
      <style:text-properties officeooo:rsid="0047136e"/>
    </style:style>
    <style:style style:name="Sect1" style:family="section">
      <style:section-properties style:editable="false">
        <style:columns fo:column-count="2">
          <style:column style:rel-width="64637*" fo:start-indent="0cm" fo:end-indent="0cm"/>
          <style:column style:rel-width="89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2">
          <style:column style:rel-width="64567*" fo:start-indent="0cm" fo:end-indent="0cm"/>
          <style:column style:rel-width="968*" fo:start-indent="0cm" fo:end-indent="0cm"/>
        </style:columns>
      </style:section-properties>
    </style:style>
    <style:style style:name="Sect3" style:family="section">
      <style:section-properties style:editable="false">
        <style:columns fo:column-count="2">
          <style:column style:rel-width="63784*" fo:start-indent="0cm" fo:end-indent="0cm"/>
          <style:column style:rel-width="1751*" fo:start-indent="0cm" fo:end-indent="0cm"/>
        </style:columns>
      </style:section-properties>
    </style:style>
    <style:style style:name="Sect4" style:family="section">
      <style:section-properties style:editable="false">
        <style:columns fo:column-count="2">
          <style:column style:rel-width="64583*" fo:start-indent="0cm" fo:end-indent="0cm"/>
          <style:column style:rel-width="952*" fo:start-indent="0cm" fo:end-indent="0cm"/>
        </style:columns>
      </style:section-properties>
    </style:style>
    <number:number-style style:name="N20000" number:language="es" number:country="AR">
      <number:number number:min-integer-digits="1"/>
    </number:number-style>
    <number:text-style style:name="N20100" number:language="es" number:country="AR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9"><text:bookmark text:name="page1"/></text:p>
      <text:p text:style-name="P1"/>
      <text:p text:style-name="P1"/>
      <text:p text:style-name="P2"/>
      <text:p text:style-name="P60">Universidad Nacional de Río Cuarto Facultad de Ciencias Exactas, Fco-Qcas y Naturales Departamento de Computación</text:p>
      <text:p text:style-name="P59"><text:span text:style-name="T1"><text:s/></text:span><text:span text:style-name="T3">Análisis</text:span><text:span text:style-name="T2"> y Diseño de Sistemas</text:span><text:span text:style-name="T1"> (Código 330</text:span><text:span text:style-name="T2">3</text:span><text:span text:style-name="T1">)</text:span></text:p>
      <text:p text:style-name="P1"/>
      <text:p text:style-name="P1"/>
      <text:p text:style-name="P3"/>
      <text:p text:style-name="P86">Especificación de Requisitos de Software</text:p>
      <text:p text:style-name="P1"/>
      <text:p text:style-name="P4"/>
      <text:p text:style-name="P87">Proyecto:</text:p>
      <text:p text:style-name="P5"/>
      <text:p text:style-name="P88">4 en Líne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2"/>
      <text:p text:style-name="P68">Integrantes:</text:p>
      <text:p text:style-name="P58">Cibils, Juan Ignacio<text:tab/>dni: 35473115</text:p>
      <text:p text:style-name="P58">Dominguez, Nicolas<text:tab/>dni: 37490458</text:p>
      <text:p text:style-name="P58">Juarez, Luciano<text:tab/>dni: 35545123</text:p>
      <text:p text:style-name="P69"/>
      <text:p text:style-name="P6"/>
      <text:p text:style-name="P61"/>
      <text:p text:style-name="P1"/>
      <text:p text:style-name="P1"/>
      <text:p text:style-name="P1"/>
      <text:p text:style-name="P1"/>
      <text:p text:style-name="P1"/>
      <text:p text:style-name="P7"><text:soft-page-break/></text:p>
      <text:p text:style-name="P123"><text:bookmark text:name="page2"/></text:p>
      <text:p text:style-name="P68">Índice</text:p>
      <text:p text:style-name="P8"/>
      <text:p text:style-name="P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0"/>
          </table:table-cell>
          <table:table-cell table:style-name="Tabla1.A1" table:number-columns-spanned="2" office:value-type="string">
            <text:p text:style-name="P89">Registro de Cambios</text:p>
          </table:table-cell>
          <table:covered-table-cell/>
          <table:table-cell table:style-name="Tabla1.A1" office:value-type="string">
            <text:p text:style-name="P95">3</text:p>
          </table:table-cell>
        </table:table-row>
        <table:table-row table:style-name="Tabla1.1">
          <table:table-cell table:style-name="Tabla1.A1" office:value-type="string">
            <text:p text:style-name="P52">1.</text:p>
          </table:table-cell>
          <table:table-cell table:style-name="Tabla1.A1" table:number-columns-spanned="2" office:value-type="string">
            <text:p text:style-name="P89">Introducción</text:p>
          </table:table-cell>
          <table:covered-table-cell/>
          <table:table-cell table:style-name="Tabla1.A1" office:value-type="string">
            <text:p text:style-name="P95">4</text:p>
          </table:table-cell>
        </table:table-row>
        <table:table-row table:style-name="Tabla1.3">
          <table:table-cell table:style-name="Tabla1.A1" office:value-type="string">
            <text:p text:style-name="P10"/>
          </table:table-cell>
          <table:table-cell table:style-name="Tabla1.A1" table:number-columns-spanned="2" office:value-type="string">
            <text:p text:style-name="P90">1.1. Propósito</text:p>
          </table:table-cell>
          <table:covered-table-cell/>
          <table:table-cell table:style-name="Tabla1.A1" office:value-type="string">
            <text:p text:style-name="P96">4</text:p>
          </table:table-cell>
        </table:table-row>
        <table:table-row table:style-name="Tabla1.3">
          <table:table-cell table:style-name="Tabla1.A1" office:value-type="string">
            <text:p text:style-name="P10"/>
          </table:table-cell>
          <table:table-cell table:style-name="Tabla1.A1" table:number-columns-spanned="2" office:value-type="string">
            <text:p text:style-name="P90">1.2. Alcance</text:p>
          </table:table-cell>
          <table:covered-table-cell/>
          <table:table-cell table:style-name="Tabla1.A1" office:value-type="string">
            <text:p text:style-name="P96">4</text:p>
          </table:table-cell>
        </table:table-row>
        <table:table-row table:style-name="Tabla1.3">
          <table:table-cell table:style-name="Tabla1.A1" office:value-type="string">
            <text:p text:style-name="P10"/>
          </table:table-cell>
          <table:table-cell table:style-name="Tabla1.A1" table:number-columns-spanned="2" office:value-type="string">
            <text:p text:style-name="P90">1.3. Definición, acrónimos y abreviaciones</text:p>
          </table:table-cell>
          <table:covered-table-cell/>
          <table:table-cell table:style-name="Tabla1.A1" office:value-type="string">
            <text:p text:style-name="P96">4</text:p>
          </table:table-cell>
        </table:table-row>
        <table:table-row table:style-name="Tabla1.3">
          <table:table-cell table:style-name="Tabla1.A1" office:value-type="string">
            <text:p text:style-name="P10"/>
          </table:table-cell>
          <table:table-cell table:style-name="Tabla1.A1" table:number-columns-spanned="2" office:value-type="string">
            <text:p text:style-name="P90">1.4. Glosario</text:p>
          </table:table-cell>
          <table:covered-table-cell/>
          <table:table-cell table:style-name="Tabla1.A1" office:value-type="string">
            <text:p text:style-name="P96">5</text:p>
          </table:table-cell>
        </table:table-row>
        <table:table-row table:style-name="Tabla1.3">
          <table:table-cell table:style-name="Tabla1.A1" office:value-type="string">
            <text:p text:style-name="P10"/>
          </table:table-cell>
          <table:table-cell table:style-name="Tabla1.A1" table:number-columns-spanned="2" office:value-type="string">
            <text:p text:style-name="P90">1.5. Referencias</text:p>
          </table:table-cell>
          <table:covered-table-cell/>
          <table:table-cell table:style-name="Tabla1.A1" office:value-type="string">
            <text:p text:style-name="P96">6</text:p>
          </table:table-cell>
        </table:table-row>
        <table:table-row table:style-name="Tabla1.3">
          <table:table-cell table:style-name="Tabla1.A1" office:value-type="string">
            <text:p text:style-name="P10"/>
          </table:table-cell>
          <table:table-cell table:style-name="Tabla1.A1" table:number-columns-spanned="2" office:value-type="string">
            <text:p text:style-name="P90">1.6. Personal involucrado</text:p>
          </table:table-cell>
          <table:covered-table-cell/>
          <table:table-cell table:style-name="Tabla1.A1" office:value-type="string">
            <text:p text:style-name="P96">6</text:p>
          </table:table-cell>
        </table:table-row>
        <table:table-row table:style-name="Tabla1.3">
          <table:table-cell table:style-name="Tabla1.A1" office:value-type="string">
            <text:p text:style-name="P10"/>
          </table:table-cell>
          <table:table-cell table:style-name="Tabla1.A1" table:number-columns-spanned="2" office:value-type="string">
            <text:p text:style-name="P90">1.7. Visión global</text:p>
          </table:table-cell>
          <table:covered-table-cell/>
          <table:table-cell table:style-name="Tabla1.A1" office:value-type="string">
            <text:p text:style-name="P96">7</text:p>
          </table:table-cell>
        </table:table-row>
        <table:table-row table:style-name="Tabla1.3">
          <table:table-cell table:style-name="Tabla1.A1" office:value-type="string">
            <text:p text:style-name="P53">2.</text:p>
          </table:table-cell>
          <table:table-cell table:style-name="Tabla1.A1" table:number-columns-spanned="2" office:value-type="string">
            <text:p text:style-name="P90">Descripción global</text:p>
          </table:table-cell>
          <table:covered-table-cell/>
          <table:table-cell table:style-name="Tabla1.A1" office:value-type="string">
            <text:p text:style-name="P96">8</text:p>
          </table:table-cell>
        </table:table-row>
        <table:table-row table:style-name="Tabla1.3">
          <table:table-cell table:style-name="Tabla1.A1" office:value-type="string">
            <text:p text:style-name="P10"/>
          </table:table-cell>
          <table:table-cell table:style-name="Tabla1.A1" table:number-columns-spanned="2" office:value-type="string">
            <text:p text:style-name="P90">2.1. Perspectiva del producto</text:p>
          </table:table-cell>
          <table:covered-table-cell/>
          <table:table-cell table:style-name="Tabla1.A1" office:value-type="string">
            <text:p text:style-name="P96">8</text:p>
          </table:table-cell>
        </table:table-row>
        <table:table-row table:style-name="Tabla1.3">
          <table:table-cell table:style-name="Tabla1.A1" office:value-type="string">
            <text:p text:style-name="P10"/>
          </table:table-cell>
          <table:table-cell table:style-name="Tabla1.A1" table:number-columns-spanned="2" office:value-type="string">
            <text:p text:style-name="P90">2.2. Funciones del producto</text:p>
          </table:table-cell>
          <table:covered-table-cell/>
          <table:table-cell table:style-name="Tabla1.A1" office:value-type="string">
            <text:p text:style-name="P96">8</text:p>
          </table:table-cell>
        </table:table-row>
        <table:table-row table:style-name="Tabla1.3">
          <table:table-cell table:style-name="Tabla1.A1" office:value-type="string">
            <text:p text:style-name="P10"/>
          </table:table-cell>
          <table:table-cell table:style-name="Tabla1.A1" table:number-columns-spanned="2" office:value-type="string">
            <text:p text:style-name="P90">2.3. Características del usuario</text:p>
          </table:table-cell>
          <table:covered-table-cell/>
          <table:table-cell table:style-name="Tabla1.A1" office:value-type="string">
            <text:p text:style-name="P96">8</text:p>
          </table:table-cell>
        </table:table-row>
        <table:table-row table:style-name="Tabla1.1"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2">2.3.1.</text:p>
          </table:table-cell>
          <table:table-cell table:style-name="Tabla1.A1" office:value-type="string">
            <text:p text:style-name="P89">Perfil de usuario</text:p>
          </table:table-cell>
          <table:table-cell table:style-name="Tabla1.A1" office:value-type="string">
            <text:p text:style-name="P95">8</text:p>
          </table:table-cell>
        </table:table-row>
        <table:table-row table:style-name="Tabla1.15"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3">2.3.2.</text:p>
          </table:table-cell>
          <table:table-cell table:style-name="Tabla1.A1" office:value-type="string">
            <text:p text:style-name="P91">Jerarquía de usuario</text:p>
          </table:table-cell>
          <table:table-cell table:style-name="Tabla1.A1" office:value-type="string">
            <text:p text:style-name="P97">9</text:p>
          </table:table-cell>
        </table:table-row>
        <table:table-row table:style-name="Tabla1.1">
          <table:table-cell table:style-name="Tabla1.A1" office:value-type="string">
            <text:p text:style-name="P10"/>
          </table:table-cell>
          <table:table-cell table:style-name="Tabla1.A1" table:number-columns-spanned="2" office:value-type="string">
            <text:p text:style-name="P89">2.4. Restricciones generales</text:p>
          </table:table-cell>
          <table:covered-table-cell/>
          <table:table-cell table:style-name="Tabla1.A1" office:value-type="string">
            <text:p text:style-name="P95">9</text:p>
          </table:table-cell>
        </table:table-row>
        <table:table-row table:style-name="Tabla1.15"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3">2.4.1.</text:p>
          </table:table-cell>
          <table:table-cell table:style-name="Tabla1.A1" office:value-type="string">
            <text:p text:style-name="P91">Políticas reguladoras</text:p>
          </table:table-cell>
          <table:table-cell table:style-name="Tabla1.A1" office:value-type="string">
            <text:p text:style-name="P97">9</text:p>
          </table:table-cell>
        </table:table-row>
        <table:table-row table:style-name="Tabla1.1"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2">2.4.2.</text:p>
          </table:table-cell>
          <table:table-cell table:style-name="Tabla1.A1" office:value-type="string">
            <text:p text:style-name="P89">Limitaciones de hardware</text:p>
          </table:table-cell>
          <table:table-cell table:style-name="Tabla1.A1" office:value-type="string">
            <text:p text:style-name="P95">9</text:p>
          </table:table-cell>
        </table:table-row>
        <table:table-row table:style-name="Tabla1.15"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3">2.4.3.</text:p>
          </table:table-cell>
          <table:table-cell table:style-name="Tabla1.A1" office:value-type="string">
            <text:p text:style-name="P91">Interfaces con otras aplicaciones</text:p>
          </table:table-cell>
          <table:table-cell table:style-name="Tabla1.A1" office:value-type="string">
            <text:p text:style-name="P98">10</text:p>
          </table:table-cell>
        </table:table-row>
        <table:table-row table:style-name="Tabla1.1"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2">2.4.4.</text:p>
          </table:table-cell>
          <table:table-cell table:style-name="Tabla1.A1" office:value-type="string">
            <text:p text:style-name="P89">Funcionamiento paralelo</text:p>
          </table:table-cell>
          <table:table-cell table:style-name="Tabla1.A1" office:value-type="string">
            <text:p text:style-name="P99">10</text:p>
          </table:table-cell>
        </table:table-row>
        <table:table-row table:style-name="Tabla1.15"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3">2.4.5.</text:p>
          </table:table-cell>
          <table:table-cell table:style-name="Tabla1.A1" office:value-type="string">
            <text:p text:style-name="P91">Funcionamiento de auditoria</text:p>
          </table:table-cell>
          <table:table-cell table:style-name="Tabla1.A1" office:value-type="string">
            <text:p text:style-name="P98">10</text:p>
          </table:table-cell>
        </table:table-row>
        <table:table-row table:style-name="Tabla1.1"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2">2.4.6.</text:p>
          </table:table-cell>
          <table:table-cell table:style-name="Tabla1.A1" office:value-type="string">
            <text:p text:style-name="P89">Funciones de control</text:p>
          </table:table-cell>
          <table:table-cell table:style-name="Tabla1.A1" office:value-type="string">
            <text:p text:style-name="P99">10</text:p>
          </table:table-cell>
        </table:table-row>
        <table:table-row table:style-name="Tabla1.3"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4">2.4.7.</text:p>
          </table:table-cell>
          <table:table-cell table:style-name="Tabla1.A1" office:value-type="string">
            <text:p text:style-name="P90">Requisitos del lenguaje</text:p>
          </table:table-cell>
          <table:table-cell table:style-name="Tabla1.A1" office:value-type="string">
            <text:p text:style-name="P100">10</text:p>
          </table:table-cell>
        </table:table-row>
        <table:table-row table:style-name="Tabla1.3"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4">2.4.8.</text:p>
          </table:table-cell>
          <table:table-cell table:style-name="Tabla1.A1" office:value-type="string">
            <text:p text:style-name="P90">Protocolos señalados</text:p>
          </table:table-cell>
          <table:table-cell table:style-name="Tabla1.A1" office:value-type="string">
            <text:p text:style-name="P100">10</text:p>
          </table:table-cell>
        </table:table-row>
        <table:table-row table:style-name="Tabla1.3"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4">2.4.9.</text:p>
          </table:table-cell>
          <table:table-cell table:style-name="Tabla1.A1" office:value-type="string">
            <text:p text:style-name="P90">Credibilidad de la aplicación</text:p>
          </table:table-cell>
          <table:table-cell table:style-name="Tabla1.A1" office:value-type="string">
            <text:p text:style-name="P100">10</text:p>
          </table:table-cell>
        </table:table-row>
        <table:table-row table:style-name="Tabla1.3">
          <table:table-cell table:style-name="Tabla1.A1" office:value-type="string">
            <text:p text:style-name="P10"/>
          </table:table-cell>
          <table:table-cell table:style-name="Tabla1.A1" table:number-columns-spanned="2" office:value-type="string">
            <text:p text:style-name="P106">2.4.10. Consideraciones de seguridad</text:p>
          </table:table-cell>
          <table:covered-table-cell/>
          <table:table-cell table:style-name="Tabla1.A1" office:value-type="string">
            <text:p text:style-name="P100">10</text:p>
          </table:table-cell>
        </table:table-row>
        <table:table-row table:style-name="Tabla1.3">
          <table:table-cell table:style-name="Tabla1.A1" office:value-type="string">
            <text:p text:style-name="P10"/>
          </table:table-cell>
          <table:table-cell table:style-name="Tabla1.A1" table:number-columns-spanned="2" office:value-type="string">
            <text:p text:style-name="P90">2.5. Suposiciones y dependencias</text:p>
          </table:table-cell>
          <table:covered-table-cell/>
          <table:table-cell table:style-name="Tabla1.A1" office:value-type="string">
            <text:p text:style-name="P100">11</text:p>
          </table:table-cell>
        </table:table-row>
        <table:table-row table:style-name="Tabla1.3">
          <table:table-cell table:style-name="Tabla1.A1" office:value-type="string">
            <text:p text:style-name="P10"/>
          </table:table-cell>
          <table:table-cell table:style-name="Tabla1.A1" table:number-columns-spanned="2" office:value-type="string">
            <text:p text:style-name="P90">2.6. Prorratear los requisitos</text:p>
          </table:table-cell>
          <table:covered-table-cell/>
          <table:table-cell table:style-name="Tabla1.A1" office:value-type="string">
            <text:p text:style-name="P100">11</text:p>
          </table:table-cell>
        </table:table-row>
        <table:table-row table:style-name="Tabla1.3">
          <table:table-cell table:style-name="Tabla1.A1" office:value-type="string">
            <text:p text:style-name="P53">3.</text:p>
          </table:table-cell>
          <table:table-cell table:style-name="Tabla1.A1" table:number-columns-spanned="2" office:value-type="string">
            <text:p text:style-name="P90">Requerimientos específicos</text:p>
          </table:table-cell>
          <table:covered-table-cell/>
          <table:table-cell table:style-name="Tabla1.A1" office:value-type="string">
            <text:p text:style-name="P100">12</text:p>
          </table:table-cell>
        </table:table-row>
        <table:table-row table:style-name="Tabla1.3">
          <table:table-cell table:style-name="Tabla1.A1" office:value-type="string">
            <text:p text:style-name="P10"/>
          </table:table-cell>
          <table:table-cell table:style-name="Tabla1.A1" table:number-columns-spanned="2" office:value-type="string">
            <text:p text:style-name="P90">3.1. Requerimientos de interfaces externas</text:p>
          </table:table-cell>
          <table:covered-table-cell/>
          <table:table-cell table:style-name="Tabla1.A1" office:value-type="string">
            <text:p text:style-name="P100">12</text:p>
          </table:table-cell>
        </table:table-row>
        <table:table-row table:style-name="Tabla1.3">
          <table:table-cell table:style-name="Tabla1.A1" office:value-type="string">
            <text:p text:style-name="P10"/>
          </table:table-cell>
          <table:table-cell table:style-name="Tabla1.A1" table:number-columns-spanned="2" office:value-type="string">
            <text:p text:style-name="P90">3.2. Requerimientos funcionales</text:p>
          </table:table-cell>
          <table:covered-table-cell/>
          <table:table-cell table:style-name="Tabla1.A1" office:value-type="string">
            <text:p text:style-name="P100">12</text:p>
          </table:table-cell>
        </table:table-row>
        <table:table-row table:style-name="Tabla1.3"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4">3.2.1.</text:p>
          </table:table-cell>
          <table:table-cell table:style-name="Tabla1.A1" office:value-type="string">
            <text:p text:style-name="P90">Ingreso a la aplicación</text:p>
          </table:table-cell>
          <table:table-cell table:style-name="Tabla1.A1" office:value-type="string">
            <text:p text:style-name="P100">12</text:p>
          </table:table-cell>
        </table:table-row>
        <table:table-row table:style-name="Tabla1.3"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4">3.2.2.</text:p>
          </table:table-cell>
          <table:table-cell table:style-name="Tabla1.A1" office:value-type="string">
            <text:p text:style-name="P90">Administración de usuarios</text:p>
          </table:table-cell>
          <table:table-cell table:style-name="Tabla1.A1" office:value-type="string">
            <text:p text:style-name="P100">12</text:p>
          </table:table-cell>
        </table:table-row>
        <table:table-row table:style-name="Tabla1.1"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2">3.2.3.</text:p>
          </table:table-cell>
          <table:table-cell table:style-name="Tabla1.A1" office:value-type="string">
            <text:p text:style-name="P89">Administración de medicamentos</text:p>
          </table:table-cell>
          <table:table-cell table:style-name="Tabla1.A1" office:value-type="string">
            <text:p text:style-name="P99">14</text:p>
          </table:table-cell>
        </table:table-row>
        <table:table-row table:style-name="Tabla1.15"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3">3.2.4.</text:p>
          </table:table-cell>
          <table:table-cell table:style-name="Tabla1.A1" office:value-type="string">
            <text:p text:style-name="P91">Administración de internaciones</text:p>
          </table:table-cell>
          <table:table-cell table:style-name="Tabla1.A1" office:value-type="string">
            <text:p text:style-name="P98">16</text:p>
          </table:table-cell>
        </table:table-row>
        <table:table-row table:style-name="Tabla1.1"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2">3.2.5.</text:p>
          </table:table-cell>
          <table:table-cell table:style-name="Tabla1.A1" office:value-type="string">
            <text:p text:style-name="P89">Administración de obras sociales</text:p>
          </table:table-cell>
          <table:table-cell table:style-name="Tabla1.A1" office:value-type="string">
            <text:p text:style-name="P99">17</text:p>
          </table:table-cell>
        </table:table-row>
        <table:table-row table:style-name="Tabla1.15"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3">3.2.6.</text:p>
          </table:table-cell>
          <table:table-cell table:style-name="Tabla1.A1" office:value-type="string">
            <text:p text:style-name="P91">Requisitos de desarrollo</text:p>
          </table:table-cell>
          <table:table-cell table:style-name="Tabla1.A1" office:value-type="string">
            <text:p text:style-name="P98">18</text:p>
          </table:table-cell>
        </table:table-row>
        <table:table-row table:style-name="Tabla1.1">
          <table:table-cell table:style-name="Tabla1.A1" office:value-type="string">
            <text:p text:style-name="P10"/>
          </table:table-cell>
          <table:table-cell table:style-name="Tabla1.A1" table:number-columns-spanned="2" office:value-type="string">
            <text:p text:style-name="P107">3.2.7. <text:s/>Requisitos del banco de datos lógicos</text:p>
          </table:table-cell>
          <table:covered-table-cell/>
          <table:table-cell table:style-name="Tabla1.A1" office:value-type="string">
            <text:p text:style-name="P99">19</text:p>
          </table:table-cell>
        </table:table-row>
        <table:table-row table:style-name="Tabla1.39"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05">3.2.8.</text:p>
          </table:table-cell>
          <table:table-cell table:style-name="Tabla1.A1" office:value-type="string">
            <text:p text:style-name="P92">Atributos del software del sistema</text:p>
          </table:table-cell>
          <table:table-cell table:style-name="Tabla1.A1" office:value-type="string">
            <text:p text:style-name="P101">19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/>
      <text:p text:style-name="P108">2</text:p>
      <text:p text:style-name="P140"><text:bookmark text:name="page3"/>Registro de cambios:</text:p>
      <text:p text:style-name="P8"/>
      <text:p text:style-name="P1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office:value-type="string">
            <text:p text:style-name="P109">Fecha</text:p>
          </table:table-cell>
          <table:table-cell table:style-name="Tabla2.B1" office:value-type="string">
            <text:p text:style-name="P93">Autor</text:p>
          </table:table-cell>
          <table:table-cell table:style-name="Tabla2.B1" office:value-type="string">
            <text:p text:style-name="P55">Versión</text:p>
          </table:table-cell>
          <table:table-cell table:style-name="Tabla2.B1" office:value-type="string">
            <text:p text:style-name="P113">Comentario</text:p>
          </table:table-cell>
          <table:table-cell table:style-name="Tabla2.B1" office:value-type="string">
            <text:p text:style-name="P54">#Horas</text:p>
          </table:table-cell>
        </table:table-row>
        <table:table-row table:style-name="Tabla2.2">
          <table:table-cell table:style-name="Tabla2.A2" office:value-type="string">
            <text:p text:style-name="P15"/>
          </table:table-cell>
          <table:table-cell table:style-name="Tabla2.B2" office:value-type="string">
            <text:p text:style-name="P15"/>
          </table:table-cell>
          <table:table-cell table:style-name="Tabla2.B2" office:value-type="string">
            <text:p text:style-name="P15"/>
          </table:table-cell>
          <table:table-cell table:style-name="Tabla2.B2" office:value-type="string">
            <text:p text:style-name="P15"/>
          </table:table-cell>
          <table:table-cell table:style-name="Tabla2.B2" office:value-type="string">
            <text:p text:style-name="P15"/>
          </table:table-cell>
        </table:table-row>
        <table:table-row table:style-name="Tabla2.3">
          <table:table-cell table:style-name="Tabla2.A3" office:value-type="string">
            <text:p text:style-name="P110"><text:span text:style-name="T23">1</text:span>4/0<text:span text:style-name="T23">4</text:span>/201<text:span text:style-name="T23">5</text:span></text:p>
          </table:table-cell>
          <table:table-cell table:style-name="Tabla2.B3" office:value-type="string">
            <text:p text:style-name="P94"/>
          </table:table-cell>
          <table:table-cell table:style-name="Tabla2.B3" office:value-type="string">
            <text:p text:style-name="P56">0.01</text:p>
          </table:table-cell>
          <table:table-cell table:style-name="Tabla2.B3" office:value-type="string">
            <text:p text:style-name="P114">Inicialización del SRS</text:p>
          </table:table-cell>
          <table:table-cell table:style-name="Tabla2.B3" office:value-type="string">
            <text:p text:style-name="P57">2</text:p>
          </table:table-cell>
        </table:table-row>
        <table:table-row table:style-name="Tabla2.4">
          <table:table-cell table:style-name="Tabla2.A2" office:value-type="string">
            <text:p text:style-name="P15"/>
          </table:table-cell>
          <table:table-cell table:style-name="Tabla2.B2" office:value-type="string">
            <text:p text:style-name="P15"/>
          </table:table-cell>
          <table:table-cell table:style-name="Tabla2.B2" office:value-type="string">
            <text:p text:style-name="P15"/>
          </table:table-cell>
          <table:table-cell table:style-name="Tabla2.B2" office:value-type="string">
            <text:p text:style-name="P15"/>
          </table:table-cell>
          <table:table-cell table:style-name="Tabla2.B2" office:value-type="string">
            <text:p text:style-name="P15"/>
          </table:table-cell>
        </table:table-row>
        <table:table-row table:style-name="Tabla2.3">
          <table:table-cell table:style-name="Tabla2.A3" office:value-type="string">
            <text:p text:style-name="P110">2<text:span text:style-name="T23">1</text:span>/0<text:span text:style-name="T23">4</text:span>/201<text:span text:style-name="T23">5</text:span></text:p>
          </table:table-cell>
          <table:table-cell table:style-name="Tabla2.B3" office:value-type="string">
            <text:p text:style-name="P94"/>
          </table:table-cell>
          <table:table-cell table:style-name="Tabla2.B3" office:value-type="string">
            <text:p text:style-name="P56">0.0<text:span text:style-name="T23">2</text:span></text:p>
          </table:table-cell>
          <table:table-cell table:style-name="Tabla2.B3" office:value-type="string">
            <text:p text:style-name="P114">Modificación del SRS</text:p>
          </table:table-cell>
          <table:table-cell table:style-name="Tabla2.B3" office:value-type="string">
            <text:p text:style-name="P57">4</text:p>
          </table:table-cell>
        </table:table-row>
        <table:table-row table:style-name="Tabla2.6">
          <table:table-cell table:style-name="Tabla2.A2" office:value-type="string">
            <text:p text:style-name="P15"/>
          </table:table-cell>
          <table:table-cell table:style-name="Tabla2.B2" office:value-type="string">
            <text:p text:style-name="P15"/>
          </table:table-cell>
          <table:table-cell table:style-name="Tabla2.B2" office:value-type="string">
            <text:p text:style-name="P15"/>
          </table:table-cell>
          <table:table-cell table:style-name="Tabla2.B2" office:value-type="string">
            <text:p text:style-name="P15"/>
          </table:table-cell>
          <table:table-cell table:style-name="Tabla2.B2" office:value-type="string">
            <text:p text:style-name="P15"/>
          </table:table-cell>
        </table:table-row>
        <table:table-row table:style-name="Tabla2.7">
          <table:table-cell table:style-name="Tabla2.A2" office:value-type="string"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/>
          </table:table-cell>
        </table:table-row>
        <table:table-row table:style-name="Tabla2.7">
          <table:table-cell table:style-name="Tabla2.A2" office:value-type="string"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/>
          </table:table-cell>
        </table:table-row>
        <table:table-row table:style-name="Tabla2.9">
          <table:table-cell table:style-name="Tabla2.A2" office:value-type="string"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/>
          </table:table-cell>
        </table:table-row>
        <table:table-row table:style-name="Tabla2.9">
          <table:table-cell table:style-name="Tabla2.A2" office:value-type="string"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/>
          </table:table-cell>
        </table:table-row>
        <table:table-row table:style-name="Tabla2.9">
          <table:table-cell table:style-name="Tabla2.A2" office:value-type="string"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/>
          </table:table-cell>
        </table:table-row>
        <table:table-row table:style-name="Tabla2.7">
          <table:table-cell table:style-name="Tabla2.A2" office:value-type="string"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/>
          </table:table-cell>
        </table:table-row>
        <table:table-row table:style-name="Tabla2.7">
          <table:table-cell table:style-name="Tabla2.A2" office:value-type="string"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/>
          </table:table-cell>
        </table:table-row>
        <table:table-row table:style-name="Tabla2.9">
          <table:table-cell table:style-name="Tabla2.A2" office:value-type="string"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/>
          </table:table-cell>
        </table:table-row>
        <table:table-row table:style-name="Tabla2.7">
          <table:table-cell table:style-name="Tabla2.A2" office:value-type="string"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/>
          </table:table-cell>
        </table:table-row>
        <table:table-row table:style-name="Tabla2.9">
          <table:table-cell table:style-name="Tabla2.A2" office:value-type="string"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/>
          </table:table-cell>
        </table:table-row>
      </table:table>
      <text:section text:style-name="Sect1" text:name="TextSection"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16"/>
        <text:p text:style-name="P70">3</text:p>
      </text:section>
      <text:p text:style-name="P142"><text:bookmark text:name="page4"/><text:span text:style-name="T15">1</text:span><text:span text:style-name="T17"><text:tab/></text:span><text:span text:style-name="T15">Introducción</text:span></text:p>
      <text:p text:style-name="P17"/>
      <text:p text:style-name="P71">1.1 Propósito</text:p>
      <text:p text:style-name="P18"/>
      <text:p text:style-name="P63"><text:span text:style-name="T4">El presente documento tiene como propósito definir las especificaciones funcionales, no funcionales y del sistema para la implementación de una </text:span><text:span text:style-name="T22">aplicación Remota que permitirá jugar el clásico juego de mesa 4 en linea. Donde dicha aplicación (API) será utilizada por un usuario registrado o invitado.</text:span></text:p>
      <text:p text:style-name="P19"/>
      <text:p text:style-name="P71">1.2 Alcance</text:p>
      <text:p text:style-name="P8"/>
      <text:p text:style-name="P20"/>
      <text:p text:style-name="P70">Diseño, Desarrollo e Implementación del sistema <text:span text:style-name="T24">C4</text:span> (<text:span text:style-name="T24">Connect 4 / 4 en linea</text:span>).</text:p>
      <text:p text:style-name="P21"/>
      <text:p text:style-name="P115">El <text:span text:style-name="T24">C4</text:span> será una aplicación basada en JAVA que funcionará en un entorno Cliente/Servidor que permitirá <text:span text:style-name="T24">jugar una partida entre 2 jugadores</text:span>. Ésta aplicación dará apoyo a los siguientes procesos:</text:p>
      <text:p text:style-name="P115"/>
      <text:p text:style-name="P22"/>
      <text:p text:style-name="P124">-<text:span text:style-name="T24">Consulta de ranking de usuarios registrados</text:span></text:p>
      <text:p text:style-name="P124">-<text:span text:style-name="T24">Registrar un jugador</text:span></text:p>
      <text:p text:style-name="P124">-<text:span text:style-name="T24">Dar de baja un jugador</text:span></text:p>
      <text:p text:style-name="P126"><text:span text:style-name="T25">-</text:span><text:span text:style-name="T26">Estado de la partida</text:span></text:p>
      <text:p text:style-name="P125">-Crear una nueva partida</text:p>
      <text:p text:style-name="P125">-Guardar estadistica</text:p>
      <text:p text:style-name="P126"/>
      <text:p text:style-name="P130">En caso de que se cumplan con las expectativas propuestas en el MBP antes del tiempo estipulado, esta aplicación tambien dara apoyo a los siguientes procesos:</text:p>
      <text:p text:style-name="P129"/>
      <text:p text:style-name="P132"><text:span text:style-name="T25"><text:tab/><text:tab/>-Consultar logros y </text:span><text:span text:style-name="T27">estadísticas</text:span><text:span text:style-name="T25"> contra </text:span><text:span text:style-name="T27">algún</text:span><text:span text:style-name="T25"> oponente.</text:span></text:p>
      <text:p text:style-name="P129"><text:span text:style-name="T25"><text:tab/>-</text:span><text:span text:style-name="T27">Generar desafios contra usuarios de ranking similar</text:span></text:p>
      <text:p text:style-name="P131"><text:tab/></text:p>
      <text:p text:style-name="P72">A través del sistema NO se podrá:</text:p>
      <text:p text:style-name="P72"/>
      <text:p text:style-name="P23"/>
      <text:p text:style-name="P127"><text:tab/><text:span text:style-name="T26">-</text:span><text:span text:style-name="T28">Jugar contra la computadora</text:span></text:p>
      <text:p text:style-name="P128"><text:tab/>-Jugar partidas simultaneas</text:p>
      <text:p text:style-name="P128"><text:tab/>-Poner la imagen o avatar</text:p>
      <text:p text:style-name="P128"><text:tab/>-Jugar partidas como invitado</text:p>
      <text:p text:style-name="P128"><text:tab/>-Chatear</text:p>
      <text:p text:style-name="P128"><text:tab/>-Compartir logros y victorias a traves de redes sociales</text:p>
      <text:p text:style-name="P128"><text:tab/></text:p>
      <text:p text:style-name="P24"/>
      <text:p text:style-name="P71">1.3 Definiciones, acrónimos y abreviaciones</text:p>
      <text:p text:style-name="P25"/>
      <text:p text:style-name="P62"><text:span text:style-name="T6">C4</text:span><text:span text:style-name="T5">: </text:span><text:span text:style-name="T9">Connect 4 (4 en linea)</text:span></text:p>
      <text:p text:style-name="P26"/>
      <text:p text:style-name="P64"><text:span text:style-name="T5">GUI: </text:span><text:span text:style-name="T8">Interfaz Grafica de Usuario</text:span></text:p>
      <text:p text:style-name="P65"><text:span text:style-name="T5">API: </text:span><text:span text:style-name="T8">Interfaz de programación de aplicaciones</text:span></text:p>
      <text:section text:style-name="Sect2" text:name="Sección1"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27"/>
      </text:section>
      <text:p text:style-name="P71"><text:bookmark text:name="page5"/><text:soft-page-break/>1.4 Glosario</text:p>
      <text:p text:style-name="P28"/>
      <text:p text:style-name="P75"><text:span text:style-name="T5">Cliente/Servidor: </text:span><text:span text:style-name="T8">La arquitectura cliente-servidor es un modelo de aplicación</text:span><text:span text:style-name="T5"> </text:span><text:span text:style-name="T8">distribuida en el que las tareas se reparten entre los proveedores de recursos o servicios, llamados </text:span><text:span text:style-name="T14">servidores</text:span><text:span text:style-name="T8">, y los demandantes, llamados </text:span><text:span text:style-name="T14">clientes</text:span><text:span text:style-name="T8">. Un cliente realiza peticiones a otro programa, el </text:span><text:span text:style-name="T14">servidor</text:span><text:span text:style-name="T8">, que le da respuesta.</text:span></text:p>
      <text:p text:style-name="P29"/>
      <text:p text:style-name="P76"><text:span text:style-name="T7">Registro</text:span><text:span text:style-name="T5">: </text:span><text:span text:style-name="T10">Se refiere a la creación de una cuenta para poder jugar 4 en linea.</text:span></text:p>
      <text:p text:style-name="P13"/>
      <text:p text:style-name="P77"><text:span text:style-name="T7">Consultar</text:span><text:span text:style-name="T5">: </text:span><text:span text:style-name="T10">Por ejemplo consultas de posiciones en el ranking general.</text:span></text:p>
      <text:p text:style-name="P30"/>
      <text:p text:style-name="P66"><text:span text:style-name="T5">Usuario: </text:span><text:span text:style-name="T8">Persona que puede ingresar </text:span><text:span text:style-name="T10">a jugar 4 en linea</text:span><text:span text:style-name="T8">, a través de un</text:span><text:span text:style-name="T5"> </text:span><text:span text:style-name="T8">proceso de autenticación utilizando nombre y contraseña.</text:span></text:p>
      <text:p text:style-name="P32"/>
      <text:p text:style-name="P79"><text:span text:style-name="T5">Asignaciones d</text:span><text:span text:style-name="T7">e ranking: </text:span><text:span text:style-name="T12">Cada usuario tiene asignado una </text:span><text:span text:style-name="T13">posición</text:span><text:span text:style-name="T12"> en el ranking, la cual depende del numero de victorias totales.</text:span></text:p>
      <text:p text:style-name="P32"/>
      <text:p text:style-name="P74"><text:span text:style-name="T4">Ranking: </text:span><text:span text:style-name="T11">Es la </text:span><text:span text:style-name="T13">clasificación</text:span><text:span text:style-name="T11"> de todos los usuarios registrados según el numero de victorias totales.</text:span></text:p>
      <text:p text:style-name="P33"/>
      <text:p text:style-name="P67"><text:span text:style-name="T5">Base de Datos: </text:span><text:span text:style-name="T8">Es un conjunto de datos que pertenecen al mismo contexto almacenados</text:span><text:span text:style-name="T5"> </text:span><text:span text:style-name="T8">sistemáticamente para su posterior uso.</text:span></text:p>
      <text:p text:style-name="P30"/>
      <text:p text:style-name="P78"><text:span text:style-name="T5">Aplicación: </text:span><text:span text:style-name="T8">Es un programa informático diseñado para facilitar al usuario la realización</text:span><text:span text:style-name="T5"> </text:span><text:span text:style-name="T8">de un determinado tipo de trabajo.</text:span></text:p>
      <text:p text:style-name="P31"/>
      <text:p text:style-name="P77"><text:span text:style-name="T5">Java: </text:span><text:span text:style-name="T8">Es un lenguaje de programación orientado a objetos. Que permite el desarrollo</text:span><text:span text:style-name="T5"> </text:span><text:span text:style-name="T8">de una aplicación para algún uso específico.</text:span></text:p>
      <text:p text:style-name="P30"/>
      <text:p text:style-name="P44"/>
      <text:p text:style-name="P44"/>
      <text:p text:style-name="P44"/>
      <text:p text:style-name="P12"/>
      <text:list xml:id="list8269002958981700273" text:style-name="WWNum3">
        <text:list-item>
          <text:p text:style-name="P156"><text:bookmark text:name="page6"/>Referencias </text:p>
        </text:list-item>
      </text:list>
      <text:p text:style-name="P47"/>
      <text:p text:style-name="P133"><text:span text:style-name="T21">IEEE 830 esp</text:span><text:span text:style-name="T18"> -</text:span><text:span text:style-name="T19"> </text:span><text:a xlink:type="simple" xlink:href="http://www.ctr.unican.es/asignaturas/is1/IEEE830_esp.pdf">http://www.ctr.unican.es/asignaturas/is1/IEEE830_esp.pdf</text:a><text:span text:style-name="T20"> </text:span></text:p>
      <text:p text:style-name="P134"><text:span text:style-name="T16">Conect 4 – </text:span><text:a xlink:type="simple" xlink:href="http://es.wikipedia.org/wiki/Conecta_4"><text:span text:style-name="T16">http://es.wikipedia.org/wiki/Conecta_4</text:span></text:a><text:span text:style-name="T16"> </text:span></text:p>
      <text:p text:style-name="P48"><text:tab/></text:p>
      <text:p text:style-name="P48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list xml:id="list183326625405371" text:continue-numbering="true" text:style-name="WWNum3">
        <text:list-item>
          <text:p text:style-name="P157">Personal Involucrado </text:p>
        </text:list-item>
      </text:list>
      <text:section text:style-name="Sect4" text:name="Sección3">
        <text:p text:style-name="P143"/>
        <text:p text:style-name="P143"/>
        <text:p text:style-name="P143"/>
        <text:p text:style-name="P143"/>
        <text:p text:style-name="P145"/>
      </text:section>
      <text:p text:style-name="P144"/>
      <table:table table:name="Personal" table:style-name="Personal">
        <table:table-column table:style-name="Personal.A"/>
        <table:table-column table:style-name="Personal.B"/>
        <table:table-row>
          <table:table-cell table:style-name="Personal.A1" office:value-type="float" office:value="0">
            <text:p text:style-name="P178">4 en linea</text:p>
          </table:table-cell>
          <table:table-cell table:style-name="Personal.B1" office:value-type="float" office:value="0">
            <text:p text:style-name="P179">Personal involucrado</text:p>
          </table:table-cell>
        </table:table-row>
        <table:table-row>
          <table:table-cell table:style-name="Personal.A2" office:value-type="float" office:value="0">
            <text:p text:style-name="P184">Nombre</text:p>
          </table:table-cell>
          <table:table-cell table:style-name="Personal.B2" office:value-type="string">
            <text:p text:style-name="P195">Franco Brusatti</text:p>
          </table:table-cell>
        </table:table-row>
        <table:table-row>
          <table:table-cell table:style-name="Personal.A2" office:value-type="float" office:value="0">
            <text:p text:style-name="P184">Rol</text:p>
          </table:table-cell>
          <table:table-cell table:style-name="Personal.B3" office:value-type="string">
            <text:p text:style-name="P195">Manager</text:p>
          </table:table-cell>
        </table:table-row>
        <table:table-row>
          <table:table-cell table:style-name="Personal.A2" office:value-type="float" office:value="0">
            <text:p text:style-name="P184">Categoria Profesional</text:p>
          </table:table-cell>
          <table:table-cell table:style-name="Personal.B4" office:value-type="string">
            <text:p text:style-name="P195">Lic. en Sistemas</text:p>
          </table:table-cell>
        </table:table-row>
        <table:table-row>
          <table:table-cell table:style-name="Personal.A5" office:value-type="float" office:value="0">
            <text:p text:style-name="P184">Responsabilidades</text:p>
          </table:table-cell>
          <table:table-cell table:style-name="Personal.B5" office:value-type="string">
            <text:p text:style-name="P196">Direccion General <text:span text:style-name="T45">del proyecto</text:span></text:p>
          </table:table-cell>
        </table:table-row>
      </table:table>
      <text:p text:style-name="P145"/>
      <text:p text:style-name="P145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float" office:value="0">
            <text:p text:style-name="P178">4 en linea</text:p>
          </table:table-cell>
          <table:table-cell table:style-name="Tabla3.B1" office:value-type="float" office:value="0">
            <text:p text:style-name="P179">Personal involucrado</text:p>
          </table:table-cell>
        </table:table-row>
        <table:table-row>
          <table:table-cell table:style-name="Tabla3.A2" office:value-type="float" office:value="0">
            <text:p text:style-name="P184">Nombre</text:p>
          </table:table-cell>
          <table:table-cell table:style-name="Tabla3.B2" office:value-type="string">
            <text:p text:style-name="P195">Juan Ignacio Cibils</text:p>
          </table:table-cell>
        </table:table-row>
        <table:table-row>
          <table:table-cell table:style-name="Tabla3.A2" office:value-type="float" office:value="0">
            <text:p text:style-name="P184">Rol</text:p>
          </table:table-cell>
          <table:table-cell table:style-name="Tabla3.B3" office:value-type="string">
            <text:p text:style-name="P195">Developer</text:p>
          </table:table-cell>
        </table:table-row>
        <table:table-row>
          <table:table-cell table:style-name="Tabla3.A2" office:value-type="float" office:value="0">
            <text:p text:style-name="P184">Categoria Profesional</text:p>
          </table:table-cell>
          <table:table-cell table:style-name="Tabla3.B4" office:value-type="string">
            <text:p text:style-name="P195">Lic. en Sistemas</text:p>
          </table:table-cell>
        </table:table-row>
        <table:table-row>
          <table:table-cell table:style-name="Tabla3.A5" office:value-type="float" office:value="0">
            <text:p text:style-name="P184">Responsabilidades</text:p>
          </table:table-cell>
          <table:table-cell table:style-name="Tabla3.B5" office:value-type="string">
            <text:p text:style-name="P197">Encargado del desarrollo <text:span text:style-name="T45">del proyecto</text:span></text:p>
          </table:table-cell>
        </table:table-row>
      </table:table>
      <text:p text:style-name="P145"/>
      <text:p text:style-name="P145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float" office:value="0">
            <text:p text:style-name="P178">4 en linea</text:p>
          </table:table-cell>
          <table:table-cell table:style-name="Tabla11.B1" office:value-type="float" office:value="0">
            <text:p text:style-name="P179">Personal involucrado</text:p>
          </table:table-cell>
        </table:table-row>
        <table:table-row>
          <table:table-cell table:style-name="Tabla11.A2" office:value-type="float" office:value="0">
            <text:p text:style-name="P184">Nombre</text:p>
          </table:table-cell>
          <table:table-cell table:style-name="Tabla11.B2" office:value-type="string">
            <text:p text:style-name="P195">Nicolas Dominguez</text:p>
          </table:table-cell>
        </table:table-row>
        <table:table-row>
          <table:table-cell table:style-name="Tabla11.A2" office:value-type="float" office:value="0">
            <text:p text:style-name="P184">Rol</text:p>
          </table:table-cell>
          <table:table-cell table:style-name="Tabla11.B3" office:value-type="string">
            <text:p text:style-name="P195">Developer</text:p>
          </table:table-cell>
        </table:table-row>
        <table:table-row>
          <table:table-cell table:style-name="Tabla11.A2" office:value-type="float" office:value="0">
            <text:p text:style-name="P184">Categoria Profesional</text:p>
          </table:table-cell>
          <table:table-cell table:style-name="Tabla11.B4" office:value-type="string">
            <text:p text:style-name="P195">Lic. en Sistemas</text:p>
          </table:table-cell>
        </table:table-row>
        <table:table-row>
          <table:table-cell table:style-name="Tabla11.A5" office:value-type="float" office:value="0">
            <text:p text:style-name="P184">Responsabilidades</text:p>
          </table:table-cell>
          <table:table-cell table:style-name="Tabla11.B5" office:value-type="string">
            <text:p text:style-name="P197">Encargado del desarrollo <text:span text:style-name="T45">del proyecto</text:span></text:p>
          </table:table-cell>
        </table:table-row>
      </table:table>
      <text:p text:style-name="P145"/>
      <text:p text:style-name="P145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float" office:value="0">
            <text:p text:style-name="P178">4 en linea</text:p>
          </table:table-cell>
          <table:table-cell table:style-name="Tabla12.B1" office:value-type="float" office:value="0">
            <text:p text:style-name="P179">Personal involucrado</text:p>
          </table:table-cell>
        </table:table-row>
        <table:table-row>
          <table:table-cell table:style-name="Tabla12.A2" office:value-type="float" office:value="0">
            <text:p text:style-name="P184">Nombre</text:p>
          </table:table-cell>
          <table:table-cell table:style-name="Tabla12.B2" office:value-type="string">
            <text:p text:style-name="P195">Luciano Juarez</text:p>
          </table:table-cell>
        </table:table-row>
        <table:table-row>
          <table:table-cell table:style-name="Tabla12.A2" office:value-type="float" office:value="0">
            <text:p text:style-name="P184">Rol</text:p>
          </table:table-cell>
          <table:table-cell table:style-name="Tabla12.B3" office:value-type="string">
            <text:p text:style-name="P195">Developer</text:p>
          </table:table-cell>
        </table:table-row>
        <table:table-row>
          <table:table-cell table:style-name="Tabla12.A2" office:value-type="float" office:value="0">
            <text:p text:style-name="P184">Categoria Profesional</text:p>
          </table:table-cell>
          <table:table-cell table:style-name="Tabla12.B4" office:value-type="string">
            <text:p text:style-name="P195">Lic. en Sistemas</text:p>
          </table:table-cell>
        </table:table-row>
        <table:table-row>
          <table:table-cell table:style-name="Tabla12.A5" office:value-type="float" office:value="0">
            <text:p text:style-name="P184">Responsabilidades</text:p>
          </table:table-cell>
          <table:table-cell table:style-name="Tabla12.B5" office:value-type="string">
            <text:p text:style-name="P197">Encargado del desarrollo <text:span text:style-name="T45">del proyecto</text:span></text:p>
          </table:table-cell>
        </table:table-row>
      </table:table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><text:soft-page-break/></text:p>
      <text:p text:style-name="P145"><text:bookmark text:name="page7"/><text:span text:style-name="T35">1.7 Visión global</text:span></text:p>
      <text:p text:style-name="P34"/>
      <text:p text:style-name="P154"><text:span text:style-name="T25">En <text:s/>el <text:s/>presente <text:s/>documento <text:s/>se <text:s/>encontrará <text:s/>la <text:s/>información <text:s/>acerca <text:s/>de las </text:span><text:span text:style-name="T29">características <text:s/>del <text:s/>producto <text:s/>de <text:s/>software, <text:s/>interfases <text:s/>del <text:s/>usuario, <text:s/>interfa</text:span><text:span text:style-name="T30">c</text:span><text:span text:style-name="T29">es de</text:span><text:span text:style-name="T31">l sistema, características de los usuarios, descripción de los requerimientos funcionales, no funcionales y del sistema, los cuales se representaran mediante el siguiente formato:</text:span></text:p>
      <text:p text:style-name="P151"/>
      <text:p text:style-name="P8"/>
      <table:table table:name="UserStory-C4" table:style-name="UserStory-C4">
        <table:table-column table:style-name="UserStory-C4.A"/>
        <table:table-column table:style-name="UserStory-C4.B"/>
        <table:table-header-rows>
          <table:table-row>
            <table:table-cell table:style-name="UserStory-C4.A1" office:value-type="float" office:value="0">
              <text:p text:style-name="P176">4 en linea</text:p>
            </table:table-cell>
            <table:table-cell table:style-name="UserStory-C4.B1" office:value-type="float" office:value="0">
              <text:p text:style-name="P176">Requerimientos funcionales</text:p>
            </table:table-cell>
          </table:table-row>
        </table:table-header-rows>
        <table:table-row>
          <table:table-cell table:style-name="UserStory-C4.A2" office:value-type="float" office:value="0">
            <text:p text:style-name="P180">Id</text:p>
          </table:table-cell>
          <table:table-cell table:style-name="UserStory-C4.B2">
            <text:p text:style-name="P190"/>
          </table:table-cell>
        </table:table-row>
        <table:table-row>
          <table:table-cell table:style-name="UserStory-C4.A2" office:value-type="float" office:value="0">
            <text:p text:style-name="P180">Nombre</text:p>
          </table:table-cell>
          <table:table-cell table:style-name="UserStory-C4.B2">
            <text:p text:style-name="P189"/>
          </table:table-cell>
        </table:table-row>
        <table:table-row>
          <table:table-cell table:style-name="UserStory-C4.A2" office:value-type="float" office:value="0">
            <text:p text:style-name="P180">Descripción</text:p>
          </table:table-cell>
          <table:table-cell table:style-name="UserStory-C4.B2">
            <text:p text:style-name="P189"/>
          </table:table-cell>
        </table:table-row>
        <table:table-row>
          <table:table-cell table:style-name="UserStory-C4.A2" office:value-type="float" office:value="0">
            <text:p text:style-name="P180">Estimacion</text:p>
          </table:table-cell>
          <table:table-cell table:style-name="UserStory-C4.B2">
            <text:p text:style-name="P185"/>
          </table:table-cell>
        </table:table-row>
        <table:table-row>
          <table:table-cell table:style-name="UserStory-C4.A6" office:value-type="float" office:value="0">
            <text:p text:style-name="P180">Condiciones de Satisfacción</text:p>
          </table:table-cell>
          <table:table-cell table:style-name="UserStory-C4.B6">
            <text:p text:style-name="P185"/>
          </table:table-cell>
        </table:table-row>
      </table:table>
      <text:p text:style-name="P150"/>
      <text:p text:style-name="P8"/>
      <text:p text:style-name="P8"/>
      <text:p text:style-name="P158"><text:bookmark text:name="page8"/><text:span text:style-name="T35">2 <text:s/>Descripción global</text:span></text:p>
      <text:p text:style-name="P35"/>
      <text:p text:style-name="P80">2.1 Perspectiva del Producto</text:p>
      <text:p text:style-name="P34"/>
      <text:p text:style-name="P81">El Sistema <text:span text:style-name="T36">C4</text:span> será un producto que trabajara en forma Cliente/Servidor, además de trabajar de manera independiente con lo que no interactuara con otros sistemas.</text:p>
      <text:p text:style-name="P36"/>
      <text:p text:style-name="P80">2.2 Funciones del Producto</text:p>
      <text:p text:style-name="P21"/>
      <text:p text:style-name="P82">El sistema <text:span text:style-name="T37">C4</text:span> permitirá realizar las siguientes funciones:</text:p>
      <text:p text:style-name="P85"/>
      <text:p text:style-name="P23"/>
      <text:p text:style-name="P135">-<text:span text:style-name="T37">Consulta de ranking: El usuario registrado podra consultar su clasificacion en el ranking general.</text:span></text:p>
      <text:p text:style-name="P135"/>
      <text:p text:style-name="P135">-<text:span text:style-name="T37">Consulta de partida actual: El usuario registrado sabra si gano o no la partida en proceso una vez que colocó una ficha.</text:span></text:p>
      <text:p text:style-name="P37"/>
      <text:list xml:id="list5781606774684570955" text:style-name="WWNum4">
        <text:list-item>
          <text:p text:style-name="P159">Característica del usuario </text:p>
        </text:list-item>
      </text:list>
      <text:p text:style-name="P34"/>
      <text:p text:style-name="P117">El sistema <text:span text:style-name="T38">C4</text:span> <text:span text:style-name="T38">contara con un solo tipo de usuario.</text:span></text:p>
      <text:p text:style-name="P36"/>
      <text:list xml:id="list7520983054917050447" text:style-name="WWNum5">
        <text:list-item>
          <text:p text:style-name="P162">Perfil de usuario </text:p>
        </text:list-item>
      </text:list>
      <text:p text:style-name="P45"/>
      <text:p text:style-name="P136"><text:span text:style-name="T32">Usuario Registrado: </text:span><text:span text:style-name="T33">El usuario pertenece al publico en general, con conocimiento básico en el funcionamiento del juego, </text:span><text:span text:style-name="T34">y en el uso de navegadores web.</text:span></text:p>
      <text:p text:style-name="P8"/>
      <text:p text:style-name="P8"/>
      <text:p text:style-name="P8"/>
      <text:p text:style-name="P8"/>
      <text:p text:style-name="P8"/>
      <text:p text:style-name="P8"/>
      <text:p text:style-name="P29"><text:soft-page-break/></text:p>
      <text:p text:style-name="P80">2.4 Restricciones generales</text:p>
      <text:p text:style-name="P39"/>
      <text:list xml:id="list8792573953326067447" text:style-name="WWNum7">
        <text:list-item>
          <text:p text:style-name="P163">Políticas Reguladoras </text:p>
        </text:list-item>
      </text:list>
      <text:p text:style-name="P34"/>
      <text:p text:style-name="P83">La aplicación se desarrollara mediante software de licencia abierta por lo tanto no se deberá pagar por el uso de: servidor WEB (<text:span text:style-name="T40">SparkJava</text:span>), Sistema de Gestión de Base de Datos (<text:span text:style-name="T40">MySQL</text:span>), <text:span text:style-name="T40">Herramientas como ActiveJDBC, Junitx, Maven</text:span> y el lenguaje de programación (JAVA), por lo tanto, la utilización de estos programas se hará mediantes las políticas establecidas por este tipo de licenciamiento.</text:p>
      <text:p text:style-name="P40"/>
      <text:list xml:id="list1666267051142256827" text:style-name="WWNum8">
        <text:list-item>
          <text:p text:style-name="P164">Limitaciones de Hardware </text:p>
        </text:list-item>
      </text:list>
      <text:p text:style-name="P21"/>
      <text:p text:style-name="P137">Para esta aplicación será necesario un computador servidor en el cual se instalara el servidor WEB <text:span text:style-name="T40">SparkJava</text:span> , <text:span text:style-name="T40">MySQL</text:span>, <text:span text:style-name="T40">Junitx, Maven, ActiveJDBC, </text:span>JAVA y la aplicación <text:span text:style-name="T39">C4</text:span>.</text:p>
      <text:section text:style-name="Sect2" text:name="Sección6">
        <text:p text:style-name="P143"/>
      </text:section>
      <text:list xml:id="list4368397958354600924" text:style-name="WWNum9">
        <text:list-item>
          <text:p text:style-name="P172"><text:bookmark text:name="page10"/>Interfaces con otras aplicaciones </text:p>
        </text:list-item>
      </text:list>
      <text:p text:style-name="P21"/>
      <text:p text:style-name="P84">Debido a que el sistema no interactúa con otros sistemas y es autónomo no se desarrollan interfaces con otras aplicaciones. Las conexiones necesarias para la utilización del servidor web, <text:span text:style-name="T41">MySQL</text:span>, Java y un DNS, se hará por medio de la configuración de estos programas.</text:p>
      <text:p text:style-name="P8"/>
      <text:p text:style-name="P8"/>
      <text:p text:style-name="P8"/>
      <text:list xml:id="list7748571307195102185" text:style-name="WWNum10">
        <text:list-item>
          <text:p text:style-name="P165">Funcionamiento Paralelo </text:p>
        </text:list-item>
      </text:list>
      <text:p text:style-name="P21"/>
      <text:p text:style-name="P82">No es condición del Proyecto</text:p>
      <text:p text:style-name="P41"/>
      <text:list xml:id="list4049319385487118183" text:style-name="WWNum11">
        <text:list-item>
          <text:p text:style-name="P166">Funciones de Auditoria </text:p>
        </text:list-item>
      </text:list>
      <text:p text:style-name="P21"/>
      <text:p text:style-name="P82">No es condición del Proyecto</text:p>
      <text:p text:style-name="P42"/>
      <text:list xml:id="list9095529598128342177" text:style-name="WWNum12">
        <text:list-item>
          <text:p text:style-name="P167">Funciones de Control </text:p>
        </text:list-item>
      </text:list>
      <text:p text:style-name="P21"/>
      <text:p text:style-name="P46">Ya que todos los usuarios tienen la misma jeranquia, no son necesarias las funciones de control.</text:p>
      <text:p text:style-name="P46"/>
      <text:list xml:id="list7763867699645676934" text:style-name="WWNum13">
        <text:list-item>
          <text:p text:style-name="P168">Requisitos del Lenguaje </text:p>
        </text:list-item>
      </text:list>
      <text:p text:style-name="P34"/>
      <text:p text:style-name="P119">Todo el material que se realice para el usuario y la aplicación debe de estar en lenguaje Español.</text:p>
      <text:p text:style-name="P24"/>
      <text:list xml:id="list1110084002452875365" text:style-name="WWNum14">
        <text:list-item>
          <text:p text:style-name="P169">Protocolos Señalados </text:p>
        </text:list-item>
      </text:list>
      <text:p text:style-name="P21"/>
      <text:p text:style-name="P82">Se usará protocolos de comunicación TCP/IP.</text:p>
      <text:p text:style-name="P42"/>
      <text:list xml:id="list1988790101919981854" text:style-name="WWNum15">
        <text:list-item>
          <text:p text:style-name="P170">Credibilidad de la aplicación </text:p>
        </text:list-item>
      </text:list>
      <text:p text:style-name="P34"/>
      <text:p text:style-name="P120">Para garantizar una buena credibilidad el sistema deberá ser sometido a una serie de pruebas para establecer que se encuentra acorde a los requerimientos que se plasman en el documento en tanto a la consistencia de datos como al rendimiento de la aplicación, tales como tiempos de respuesta.</text:p>
      <text:p text:style-name="P24"/>
      <text:list xml:id="list4782649322199527757" text:style-name="WWNum16">
        <text:list-item>
          <text:p text:style-name="P171">Consideraciones de seguridad </text:p>
        </text:list-item>
      </text:list>
      <text:p text:style-name="P34"/>
      <text:p text:style-name="P118">Cada usuario deberá autenticarse. Todas las claves de seguridad deberán estar seguras y en su defecto encriptadas en la base de datos para dar una buena seguridad al sistema y su información.</text:p>
      <text:section text:style-name="Sect3" text:name="Sección7">
        <text:p text:style-name="P8"/>
        <text:p text:style-name="P8"/>
        <text:p text:style-name="P8"/>
        <text:p text:style-name="P8"/>
        <text:p text:style-name="P8"/>
        <text:p text:style-name="P43"/>
        <text:p text:style-name="P73">10</text:p>
      </text:section>
      <text:list xml:id="list8440772011708121011" text:style-name="WWNum17">
        <text:list-item>
          <text:p text:style-name="P161"><text:bookmark text:name="page11"/>Suposiciones y dependencias </text:p>
        </text:list-item>
      </text:list>
      <text:p text:style-name="P47"/>
      <text:p text:style-name="P116">La red interna deberá de estar configurada para el manejo de protocolos TCP/IP, HTTP, DNS, principalmente todo lo relacionado en cuanto a desempeño y seguridad. </text:p>
      <text:p text:style-name="P50"/>
      <text:p text:style-name="P138"/>
      <text:list xml:id="list183328496786690" text:continue-numbering="true" text:style-name="WWNum17">
        <text:list-item>
          <text:p text:style-name="P160">Prorratear los Requisitos </text:p>
        </text:list-item>
      </text:list>
      <text:p text:style-name="P51"/>
      <text:p text:style-name="P112">/////////////////////////////</text:p>
      <text:p text:style-name="P112"/>
      <text:p text:style-name="P112"/>
      <text:p text:style-name="P112"/>
      <text:p text:style-name="P112"/>
      <text:p text:style-name="P112">////////////////////////////</text:p>
      <text:p text:style-name="P112"><text:tab/>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><text:soft-page-break/></text:p>
      <text:p text:style-name="P112"/>
      <text:p text:style-name="P112"/>
      <text:p text:style-name="P111"><text:bookmark text:name="page12"/>3 <text:s/>Requerimientos específicos</text:p>
      <text:p text:style-name="P35"/>
      <text:p text:style-name="P111">3.1 Requerimientos de interfaces externas</text:p>
      <text:p text:style-name="P34"/>
      <text:p text:style-name="P121">////////////////////////////El sistema <text:span text:style-name="T42">C4</text:span> no tendrá interconexión con otros sistemas de información, por lo tanto no es necesaria la utilización de interfaz alguna.</text:p>
      <text:p text:style-name="P122">La relación con un servidor Web, DNS y Gestor de Base de Datos se hará a través de los archivos de configuración de estos./////////////////////</text:p>
      <text:p text:style-name="P38"/>
      <text:p text:style-name="P111">3.2 Requerimientos funcionales</text:p>
      <text:p text:style-name="P152"/>
      <table:table table:name="Tabla5" table:style-name="Tabla5">
        <table:table-column table:style-name="Tabla5.A"/>
        <table:table-column table:style-name="Tabla5.B"/>
        <table:table-header-rows>
          <table:table-row>
            <table:table-cell table:style-name="Tabla5.A1" office:value-type="float" office:value="0">
              <text:p text:style-name="P176">4 en linea</text:p>
            </table:table-cell>
            <table:table-cell table:style-name="Tabla5.B1" office:value-type="float" office:value="0">
              <text:p text:style-name="P176">Requerimientos funcionales</text:p>
            </table:table-cell>
          </table:table-row>
        </table:table-header-rows>
        <table:table-row>
          <table:table-cell table:style-name="Tabla5.A2" office:value-type="float" office:value="0">
            <text:p text:style-name="P181">Id</text:p>
          </table:table-cell>
          <table:table-cell table:style-name="Tabla5.B2" office:value-type="string">
            <text:p text:style-name="P191">1 </text:p>
          </table:table-cell>
        </table:table-row>
        <table:table-row>
          <table:table-cell table:style-name="Tabla5.A2" office:value-type="float" office:value="0">
            <text:p text:style-name="P181">Nombre</text:p>
          </table:table-cell>
          <table:table-cell table:style-name="Tabla5.B3" office:value-type="string">
            <text:p text:style-name="P192">Consulta_Ranking</text:p>
          </table:table-cell>
        </table:table-row>
        <table:table-row>
          <table:table-cell table:style-name="Tabla5.A2" office:value-type="float" office:value="0">
            <text:p text:style-name="P181">Descripción</text:p>
          </table:table-cell>
          <table:table-cell table:style-name="Tabla5.B4" office:value-type="string">
            <text:p text:style-name="P192">Se consulta la <text:span text:style-name="T44">clasificación</text:span> de un usuario dentro del ranking general</text:p>
          </table:table-cell>
        </table:table-row>
        <table:table-row>
          <table:table-cell table:style-name="Tabla5.A2" office:value-type="float" office:value="0">
            <text:p text:style-name="P181">Estimacion</text:p>
          </table:table-cell>
          <table:table-cell table:style-name="Tabla5.B5">
            <text:p text:style-name="P186"/>
          </table:table-cell>
        </table:table-row>
        <table:table-row>
          <table:table-cell table:style-name="Tabla5.A6" office:value-type="float" office:value="0">
            <text:p text:style-name="P181">Condiciones de Satisfacción</text:p>
          </table:table-cell>
          <table:table-cell table:style-name="Tabla5.B6" office:value-type="string">
            <text:p text:style-name="P198">Que el usuario este registrado</text:p>
          </table:table-cell>
        </table:table-row>
      </table:table>
      <text:p text:style-name="P173"/>
      <text:p text:style-name="P173"/>
      <table:table table:name="Tabla6" table:style-name="Tabla6">
        <table:table-column table:style-name="Tabla6.A"/>
        <table:table-column table:style-name="Tabla6.B"/>
        <table:table-header-rows>
          <table:table-row>
            <table:table-cell table:style-name="Tabla6.A1" office:value-type="float" office:value="0">
              <text:p text:style-name="P176">4 en linea</text:p>
            </table:table-cell>
            <table:table-cell table:style-name="Tabla6.B1" office:value-type="float" office:value="0">
              <text:p text:style-name="P176">Requerimientos funcionales</text:p>
            </table:table-cell>
          </table:table-row>
        </table:table-header-rows>
        <table:table-row>
          <table:table-cell table:style-name="Tabla6.A2" office:value-type="float" office:value="0">
            <text:p text:style-name="P181">Id</text:p>
          </table:table-cell>
          <table:table-cell table:style-name="Tabla6.B2" office:value-type="float" office:value="2">
            <text:p text:style-name="P191">2</text:p>
          </table:table-cell>
        </table:table-row>
        <table:table-row>
          <table:table-cell table:style-name="Tabla6.A2" office:value-type="float" office:value="0">
            <text:p text:style-name="P181">Nombre</text:p>
          </table:table-cell>
          <table:table-cell table:style-name="Tabla6.B3" office:value-type="string">
            <text:p text:style-name="P192">Alta_Jugador</text:p>
          </table:table-cell>
        </table:table-row>
        <table:table-row>
          <table:table-cell table:style-name="Tabla6.A2" office:value-type="float" office:value="0">
            <text:p text:style-name="P181">Descripción</text:p>
          </table:table-cell>
          <table:table-cell table:style-name="Tabla6.B4" office:value-type="string">
            <text:p text:style-name="P192">Se crea un nuevo usuario</text:p>
          </table:table-cell>
        </table:table-row>
        <table:table-row>
          <table:table-cell table:style-name="Tabla6.A2" office:value-type="float" office:value="0">
            <text:p text:style-name="P181">Estimacion</text:p>
          </table:table-cell>
          <table:table-cell table:style-name="Tabla6.B2">
            <text:p text:style-name="P186"/>
          </table:table-cell>
        </table:table-row>
        <table:table-row table:style-name="Tabla6.6">
          <table:table-cell table:style-name="Tabla6.A6" office:value-type="float" office:value="0">
            <text:p text:style-name="P181">Condiciones de Satisfacción</text:p>
          </table:table-cell>
          <table:table-cell table:style-name="Tabla6.B6" office:value-type="string">
            <text:p text:style-name="P198">Que se ingrese su nombre de usuario y contraseña y que el usuario no este registrado.</text:p>
          </table:table-cell>
        </table:table-row>
      </table:table>
      <text:p text:style-name="P173"/>
      <text:p text:style-name="P148"/>
      <table:table table:name="Tabla7" table:style-name="Tabla7">
        <table:table-column table:style-name="Tabla7.A"/>
        <table:table-column table:style-name="Tabla7.B"/>
        <table:table-header-rows>
          <table:table-row>
            <table:table-cell table:style-name="Tabla7.A1" office:value-type="float" office:value="0">
              <text:p text:style-name="P176">4 en linea</text:p>
            </table:table-cell>
            <table:table-cell table:style-name="Tabla7.B1" office:value-type="float" office:value="0">
              <text:p text:style-name="P176">Requerimientos funcionales</text:p>
            </table:table-cell>
          </table:table-row>
        </table:table-header-rows>
        <table:table-row>
          <table:table-cell table:style-name="Tabla7.A2" office:value-type="float" office:value="0">
            <text:p text:style-name="P182">Id</text:p>
          </table:table-cell>
          <table:table-cell table:style-name="Tabla7.B2" office:value-type="float" office:value="3">
            <text:p text:style-name="P192">3</text:p>
          </table:table-cell>
        </table:table-row>
        <table:table-row>
          <table:table-cell table:style-name="Tabla7.A2" office:value-type="float" office:value="0">
            <text:p text:style-name="P182">Nombre</text:p>
          </table:table-cell>
          <table:table-cell table:style-name="Tabla7.B3" office:value-type="string">
            <text:p text:style-name="P192">Baja_Jugador</text:p>
          </table:table-cell>
        </table:table-row>
        <table:table-row>
          <table:table-cell table:style-name="Tabla7.A2" office:value-type="float" office:value="0">
            <text:p text:style-name="P182">Descripción</text:p>
          </table:table-cell>
          <table:table-cell table:style-name="Tabla7.B4" office:value-type="string">
            <text:p text:style-name="P192">Se elimina la cuenta de un usuario</text:p>
          </table:table-cell>
        </table:table-row>
        <table:table-row>
          <table:table-cell table:style-name="Tabla7.A2" office:value-type="float" office:value="0">
            <text:p text:style-name="P182">Estimacion</text:p>
          </table:table-cell>
          <table:table-cell table:style-name="Tabla7.B2">
            <text:p text:style-name="P187"/>
          </table:table-cell>
        </table:table-row>
        <table:table-row>
          <table:table-cell table:style-name="Tabla7.A6" office:value-type="float" office:value="0">
            <text:p text:style-name="P182">Condiciones de Satisfacción</text:p>
          </table:table-cell>
          <table:table-cell table:style-name="Tabla7.B6" office:value-type="string">
            <text:p text:style-name="P198">Que se ingrese un usuario valido.</text:p>
          </table:table-cell>
        </table:table-row>
      </table:table>
      <text:p text:style-name="P174"/>
      <text:p text:style-name="P148"/>
      <table:table table:name="Tabla8" table:style-name="Tabla8">
        <table:table-column table:style-name="Tabla8.A"/>
        <table:table-column table:style-name="Tabla8.B"/>
        <table:table-header-rows>
          <table:table-row>
            <table:table-cell table:style-name="Tabla8.A1" office:value-type="float" office:value="0">
              <text:p text:style-name="P176">4 en linea</text:p>
            </table:table-cell>
            <table:table-cell table:style-name="Tabla8.B1" office:value-type="float" office:value="0">
              <text:p text:style-name="P176">Requerimientos funcionales</text:p>
            </table:table-cell>
          </table:table-row>
        </table:table-header-rows>
        <table:table-row>
          <table:table-cell table:style-name="Tabla8.A2" office:value-type="float" office:value="0">
            <text:p text:style-name="P182">Id</text:p>
          </table:table-cell>
          <table:table-cell table:style-name="Tabla8.B2" office:value-type="float" office:value="4">
            <text:p text:style-name="P192">4</text:p>
          </table:table-cell>
        </table:table-row>
        <table:table-row>
          <table:table-cell table:style-name="Tabla8.A2" office:value-type="float" office:value="0">
            <text:p text:style-name="P182">Nombre</text:p>
          </table:table-cell>
          <table:table-cell table:style-name="Tabla8.B3" office:value-type="string">
            <text:p text:style-name="P192">Estado_partida</text:p>
          </table:table-cell>
        </table:table-row>
        <table:table-row>
          <table:table-cell table:style-name="Tabla8.A2" office:value-type="float" office:value="0">
            <text:p text:style-name="P182">Descripción</text:p>
          </table:table-cell>
          <table:table-cell table:style-name="Tabla8.B4" office:value-type="string">
            <text:p text:style-name="P193">Da a conocer el estado de la partida una vez que el usuario pone una nueva ficha</text:p>
          </table:table-cell>
        </table:table-row>
        <table:table-row>
          <table:table-cell table:style-name="Tabla8.A2" office:value-type="float" office:value="0">
            <text:p text:style-name="P182">Estimacion</text:p>
          </table:table-cell>
          <table:table-cell table:style-name="Tabla8.B2">
            <text:p text:style-name="P187"/>
          </table:table-cell>
        </table:table-row>
        <table:table-row>
          <table:table-cell table:style-name="Tabla8.A6" office:value-type="float" office:value="0">
            <text:p text:style-name="P182">Condiciones de Satisfacción</text:p>
          </table:table-cell>
          <table:table-cell table:style-name="Tabla8.B6" office:value-type="string">
            <text:p text:style-name="P198">Que haya una partida en curso.</text:p>
          </table:table-cell>
        </table:table-row>
      </table:table>
      <text:p text:style-name="P148"/>
      <table:table table:name="Tabla9" table:style-name="Tabla9">
        <table:table-column table:style-name="Tabla9.A"/>
        <table:table-column table:style-name="Tabla9.B"/>
        <table:table-header-rows>
          <text:soft-page-break/>
          <table:table-row>
            <table:table-cell table:style-name="Tabla9.A1" office:value-type="float" office:value="0">
              <text:p text:style-name="P176">4 en linea</text:p>
            </table:table-cell>
            <table:table-cell table:style-name="Tabla9.B1" office:value-type="float" office:value="0">
              <text:p text:style-name="P176">Requerimientos funcionales</text:p>
            </table:table-cell>
          </table:table-row>
        </table:table-header-rows>
        <table:table-row>
          <table:table-cell table:style-name="Tabla9.A2" office:value-type="float" office:value="0">
            <text:p text:style-name="P182">Id</text:p>
          </table:table-cell>
          <table:table-cell table:style-name="Tabla9.B2" office:value-type="float" office:value="5">
            <text:p text:style-name="P193">5</text:p>
          </table:table-cell>
        </table:table-row>
        <table:table-row>
          <table:table-cell table:style-name="Tabla9.A2" office:value-type="float" office:value="0">
            <text:p text:style-name="P182">Nombre</text:p>
          </table:table-cell>
          <table:table-cell table:style-name="Tabla9.B3" office:value-type="string">
            <text:p text:style-name="P193">Crear_Partida</text:p>
          </table:table-cell>
        </table:table-row>
        <table:table-row>
          <table:table-cell table:style-name="Tabla9.A2" office:value-type="float" office:value="0">
            <text:p text:style-name="P182">Descripción</text:p>
          </table:table-cell>
          <table:table-cell table:style-name="Tabla9.B4" office:value-type="string">
            <text:p text:style-name="P193">Se crea una partida nueva entre 2 jugadores registrados</text:p>
          </table:table-cell>
        </table:table-row>
        <table:table-row>
          <table:table-cell table:style-name="Tabla9.A2" office:value-type="float" office:value="0">
            <text:p text:style-name="P182">Estimacion</text:p>
          </table:table-cell>
          <table:table-cell table:style-name="Tabla9.B2">
            <text:p text:style-name="P187"/>
          </table:table-cell>
        </table:table-row>
        <table:table-row>
          <table:table-cell table:style-name="Tabla9.A6" office:value-type="float" office:value="0">
            <text:p text:style-name="P182">Condiciones de Satisfacción</text:p>
          </table:table-cell>
          <table:table-cell table:style-name="Tabla9.B6" office:value-type="string">
            <text:p text:style-name="P198">Que los usuarios no esten en otra partida.</text:p>
          </table:table-cell>
        </table:table-row>
      </table:table>
      <text:p text:style-name="P146"/>
      <text:p text:style-name="P175"/>
      <table:table table:name="Tabla10" table:style-name="Tabla10">
        <table:table-column table:style-name="Tabla10.A"/>
        <table:table-column table:style-name="Tabla10.B"/>
        <table:table-header-rows>
          <table:table-row>
            <table:table-cell table:style-name="Tabla10.A1" office:value-type="float" office:value="0">
              <text:p text:style-name="P177">4 en linea</text:p>
            </table:table-cell>
            <table:table-cell table:style-name="Tabla10.B1" office:value-type="float" office:value="0">
              <text:p text:style-name="P177">Requerimientos funcionales</text:p>
            </table:table-cell>
          </table:table-row>
        </table:table-header-rows>
        <table:table-row>
          <table:table-cell table:style-name="Tabla10.A2" office:value-type="float" office:value="0">
            <text:p text:style-name="P183">Id</text:p>
          </table:table-cell>
          <table:table-cell table:style-name="Tabla10.B2" office:value-type="float" office:value="6">
            <text:p text:style-name="P193">6</text:p>
          </table:table-cell>
        </table:table-row>
        <table:table-row>
          <table:table-cell table:style-name="Tabla10.A2" office:value-type="float" office:value="0">
            <text:p text:style-name="P183">Nombre</text:p>
          </table:table-cell>
          <table:table-cell table:style-name="Tabla10.B3" office:value-type="string">
            <text:p text:style-name="P193">Guardar_Estadistica</text:p>
          </table:table-cell>
        </table:table-row>
        <table:table-row>
          <table:table-cell table:style-name="Tabla10.A2" office:value-type="float" office:value="0">
            <text:p text:style-name="P183">Descripción</text:p>
          </table:table-cell>
          <table:table-cell table:style-name="Tabla10.B4" office:value-type="string">
            <text:p text:style-name="P194">Se guardan las estadisticas <text:s/>al finalizar la partida</text:p>
          </table:table-cell>
        </table:table-row>
        <table:table-row>
          <table:table-cell table:style-name="Tabla10.A2" office:value-type="float" office:value="0">
            <text:p text:style-name="P183">Estimacion</text:p>
          </table:table-cell>
          <table:table-cell table:style-name="Tabla10.B2">
            <text:p text:style-name="P188"/>
          </table:table-cell>
        </table:table-row>
        <table:table-row>
          <table:table-cell table:style-name="Tabla10.A6" office:value-type="float" office:value="0">
            <text:p text:style-name="P183">Condiciones de Satisfacción</text:p>
          </table:table-cell>
          <table:table-cell table:style-name="Tabla10.B6" office:value-type="string">
            <text:p text:style-name="P198">Que la partida haya concluido.</text:p>
          </table:table-cell>
        </table:table-row>
      </table:table>
      <text:p text:style-name="P1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1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 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2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 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2.3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prefix="2.3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2.4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prefix="2.4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2.4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prefix="2.4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prefix="2.4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prefix="2.4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prefix="2.4." style:num-format="1" text:start-value="7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prefix="2.4." style:num-format="1" text:start-value="8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prefix="2.4." style:num-format="1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prefix="2.4." style:num-format="1" text:start-value="1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prefix="2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 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prefix="3.2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prefix="3.2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prefix="3.2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prefix="3.2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prefix="3.2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prefix="3.2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prefix="3.2." style:num-format="1" text:start-value="7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prefix="3.2." style:num-format="1" text:start-value="8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0.732cm" fo:margin-left="4.939cm" fo:margin-right="3.739cm" style:writing-mode="lr-tb" style:layout-grid-color="#c0c0c0" style:layout-grid-lines="2466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0.732cm" fo:margin-left="3.739cm" fo:margin-right="4.551cm" style:writing-mode="lr-tb" style:layout-grid-color="#c0c0c0" style:layout-grid-lines="2466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291cm" fo:margin-bottom="0.773cm" fo:margin-left="3.528cm" fo:margin-right="2.822cm" style:writing-mode="lr-tb" style:layout-grid-color="#c0c0c0" style:layout-grid-lines="24876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.282cm" fo:margin-bottom="0.773cm" fo:margin-left="3.739cm" fo:margin-right="3.739cm" style:writing-mode="lr-tb" style:layout-grid-color="#c0c0c0" style:layout-grid-lines="24885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.282cm" fo:margin-bottom="0.773cm" fo:margin-left="3.528cm" fo:margin-right="3.704cm" style:writing-mode="lr-tb" style:layout-grid-color="#c0c0c0" style:layout-grid-lines="24885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.282cm" fo:margin-bottom="0.773cm" fo:margin-left="3.739cm" fo:margin-right="3.775cm" style:writing-mode="lr-tb" style:layout-grid-color="#c0c0c0" style:layout-grid-lines="24885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8">
      <style:page-layout-properties fo:page-width="21.59cm" fo:page-height="27.94cm" style:num-format="1" style:print-orientation="portrait" fo:margin-top="2.282cm" fo:margin-bottom="0.773cm" fo:margin-left="3.734cm" fo:margin-right="3.739cm" style:writing-mode="lr-tb" style:layout-grid-color="#c0c0c0" style:layout-grid-lines="24885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2.282cm" fo:margin-bottom="0.813cm" fo:margin-left="3.734cm" fo:margin-right="3.739cm" style:writing-mode="lr-tb" style:layout-grid-color="#c0c0c0" style:layout-grid-lines="24845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10">
      <style:page-layout-properties fo:page-width="21.59cm" fo:page-height="27.94cm" style:num-format="1" style:print-orientation="portrait" fo:margin-top="2.282cm" fo:margin-bottom="0.813cm" fo:margin-left="3.528cm" fo:margin-right="2.928cm" style:writing-mode="lr-tb" style:layout-grid-color="#c0c0c0" style:layout-grid-lines="24845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11">
      <style:page-layout-properties fo:page-width="21.59cm" fo:page-height="27.94cm" style:num-format="1" style:print-orientation="portrait" fo:margin-top="2.309cm" fo:margin-bottom="0.732cm" fo:margin-left="3.528cm" fo:margin-right="2.928cm" style:writing-mode="lr-tb" style:layout-grid-color="#c0c0c0" style:layout-grid-lines="248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12">
      <style:page-layout-properties fo:page-width="21.59cm" fo:page-height="27.94cm" style:num-format="1" style:print-orientation="portrait" fo:margin-top="2.327cm" fo:margin-bottom="0.813cm" fo:margin-left="3.528cm" fo:margin-right="2.928cm" style:writing-mode="lr-tb" style:layout-grid-color="#c0c0c0" style:layout-grid-lines="248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13">
      <style:page-layout-properties fo:page-width="21.59cm" fo:page-height="27.94cm" style:num-format="1" style:print-orientation="portrait" fo:margin-top="2.325cm" fo:margin-bottom="0.813cm" fo:margin-left="3.528cm" fo:margin-right="2.928cm" style:writing-mode="lr-tb" style:layout-grid-color="#c0c0c0" style:layout-grid-lines="248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14">
      <style:page-layout-properties fo:page-width="21.59cm" fo:page-height="27.94cm" style:num-format="1" style:print-orientation="portrait" fo:margin-top="2.309cm" fo:margin-bottom="0.813cm" fo:margin-left="3.528cm" fo:margin-right="2.928cm" style:writing-mode="lr-tb" style:layout-grid-color="#c0c0c0" style:layout-grid-lines="2481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Converted3" style:page-layout-name="Mpm4"/>
    <style:master-page style:name="Converted4" style:page-layout-name="Mpm5"/>
    <style:master-page style:name="Converted5" style:page-layout-name="Mpm4"/>
    <style:master-page style:name="Converted6" style:page-layout-name="Mpm5"/>
    <style:master-page style:name="Converted7" style:page-layout-name="Mpm6"/>
    <style:master-page style:name="Converted8" style:page-layout-name="Mpm5"/>
    <style:master-page style:name="Converted9" style:page-layout-name="Mpm7"/>
    <style:master-page style:name="Converted10" style:page-layout-name="Mpm5"/>
    <style:master-page style:name="Converted11" style:page-layout-name="Mpm8"/>
    <style:master-page style:name="Converted12" style:page-layout-name="Mpm5"/>
    <style:master-page style:name="Converted13" style:page-layout-name="Mpm8"/>
    <style:master-page style:name="Converted14" style:page-layout-name="Mpm5"/>
    <style:master-page style:name="Converted15" style:page-layout-name="Mpm9"/>
    <style:master-page style:name="Converted16" style:page-layout-name="Mpm5"/>
    <style:master-page style:name="Converted17" style:page-layout-name="Mpm9"/>
    <style:master-page style:name="Converted18" style:page-layout-name="Mpm5"/>
    <style:master-page style:name="Converted19" style:page-layout-name="Mpm10"/>
    <style:master-page style:name="Converted20" style:page-layout-name="Mpm5"/>
    <style:master-page style:name="Converted21" style:page-layout-name="Mpm11"/>
    <style:master-page style:name="Converted22" style:page-layout-name="Mpm5"/>
    <style:master-page style:name="Converted23" style:page-layout-name="Mpm12"/>
    <style:master-page style:name="Converted24" style:page-layout-name="Mpm12"/>
    <style:master-page style:name="Converted25" style:page-layout-name="Mpm5"/>
    <style:master-page style:name="Converted26" style:page-layout-name="Mpm10"/>
    <style:master-page style:name="Converted27" style:page-layout-name="Mpm5"/>
    <style:master-page style:name="Converted28" style:page-layout-name="Mpm10"/>
    <style:master-page style:name="Converted29" style:page-layout-name="Mpm5"/>
    <style:master-page style:name="Converted30" style:page-layout-name="Mpm10"/>
    <style:master-page style:name="Converted31" style:page-layout-name="Mpm5"/>
    <style:master-page style:name="Converted32" style:page-layout-name="Mpm13">
      <style:header>
        <text:p text:style-name="Header"/>
      </style:header>
    </style:master-page>
    <style:master-page style:name="Converted33" style:page-layout-name="Mpm5"/>
    <style:master-page style:name="Converted34" style:page-layout-name="Mpm14"/>
    <style:master-page style:name="Converted35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1T18:33:26.202969503</dc:date>
    <meta:generator>LibreOffice/4.2.7.2$Linux_x86 LibreOffice_project/420m0$Build-2</meta:generator>
    <meta:editing-duration>PT1H40M33S</meta:editing-duration>
    <meta:editing-cycles>41</meta:editing-cycles>
    <meta:document-statistic meta:table-count="13" meta:image-count="0" meta:object-count="0" meta:page-count="12" meta:paragraph-count="327" meta:word-count="1513" meta:character-count="10043" meta:non-whitespace-character-count="8813"/>
  </office:meta>
</office:document-meta>
</file>